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9000002716895E2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Cascadia Mono" fo:font-size="14pt" fo:font-weight="bold" fo:background-color="#ffffff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" style:family="paragraph" style:parent-style-name="Standard">
      <style:text-properties fo:color="#008000" loext:opacity="100%" style:font-name="Cascadia Mono" fo:font-size="9.5pt" fo:background-color="#ffffff" style:font-size-asian="9.5pt"/>
    </style:style>
    <style:style style:name="P4" style:family="paragraph" style:parent-style-name="Standard">
      <style:text-properties fo:color="#008000" loext:opacity="100%" style:font-name="Cascadia Mono" fo:font-size="14pt" fo:background-color="#ffffff" style:font-size-asian="14pt" style:font-size-complex="14pt"/>
    </style:style>
    <style:style style:name="P5" style:family="paragraph" style:parent-style-name="Standard">
      <style:text-properties officeooo:paragraph-rsid="0019f9a1"/>
    </style:style>
    <style:style style:name="P6" style:family="paragraph" style:parent-style-name="Standard">
      <style:text-properties fo:color="#000000" loext:opacity="100%" style:font-name="Cascadia Mono" fo:font-size="9.5pt" officeooo:paragraph-rsid="0019f9a1" fo:background-color="#ffffff" style:font-size-asian="9.5pt"/>
    </style:style>
    <style:style style:name="P7" style:family="paragraph" style:parent-style-name="Standard">
      <style:text-properties fo:color="#008000" loext:opacity="100%" style:font-name="Cascadia Mono" fo:font-size="9.5pt" officeooo:rsid="0019f9a1" officeooo:paragraph-rsid="0019f9a1" fo:background-color="#ffffff" style:font-size-asian="9.5pt"/>
    </style:style>
    <style:style style:name="P8" style:family="paragraph" style:parent-style-name="Standard">
      <style:text-properties fo:color="#008000" loext:opacity="100%" style:font-name="Cascadia Mono" fo:font-size="9.5pt" officeooo:paragraph-rsid="0019f9a1" fo:background-color="#ffffff" style:font-size-asian="9.5pt"/>
    </style:style>
    <style:style style:name="P9" style:family="paragraph" style:parent-style-name="Standard">
      <style:text-properties fo:color="#000000" loext:opacity="100%" style:font-name="Cascadia Mono" fo:font-size="9.5pt" officeooo:rsid="0019f9a1" officeooo:paragraph-rsid="0019f9a1" fo:background-color="#ffffff" style:font-size-asian="9.5pt"/>
    </style:style>
    <style:style style:name="P10" style:family="paragraph" style:parent-style-name="Standard">
      <style:text-properties fo:color="#808080" loext:opacity="100%" style:font-name="Cascadia Mono" fo:font-size="9.5pt" officeooo:rsid="0019f9a1" officeooo:paragraph-rsid="0019f9a1" fo:background-color="#ffffff" style:font-size-asian="9.5pt"/>
    </style:style>
    <style:style style:name="P11" style:family="paragraph" style:parent-style-name="Standard">
      <style:text-properties officeooo:paragraph-rsid="001ab9db"/>
    </style:style>
    <style:style style:name="P12" style:family="paragraph" style:parent-style-name="Standard">
      <style:text-properties fo:color="#000000" loext:opacity="100%" style:font-name="Cascadia Mono" fo:font-size="9.5pt" officeooo:paragraph-rsid="001ab9db" fo:background-color="#ffffff" style:font-size-asian="9.5pt"/>
    </style:style>
    <style:style style:name="P13" style:family="paragraph" style:parent-style-name="Standard">
      <style:text-properties fo:color="#808080" loext:opacity="100%" style:font-name="Cascadia Mono" fo:font-size="9.5pt" officeooo:rsid="0019f9a1" officeooo:paragraph-rsid="001ab9db" fo:background-color="#ffffff" style:font-size-asian="9.5pt"/>
    </style:style>
    <style:style style:name="P14" style:family="paragraph" style:parent-style-name="Standard">
      <style:text-properties officeooo:paragraph-rsid="00222e82"/>
    </style:style>
    <style:style style:name="P15" style:family="paragraph" style:parent-style-name="Standard">
      <style:text-properties fo:color="#0000ff" loext:opacity="100%" style:font-name="Cascadia Mono" fo:font-size="9.5pt" officeooo:paragraph-rsid="00222e82" fo:background-color="#ffffff" style:font-size-asian="9.5pt"/>
    </style:style>
    <style:style style:name="P16" style:family="paragraph" style:parent-style-name="Standard">
      <style:text-properties fo:color="#008000" loext:opacity="100%" style:font-name="Cascadia Mono" fo:font-size="9.5pt" officeooo:paragraph-rsid="00263ea8" fo:background-color="#ffffff" style:font-size-asian="9.5pt"/>
    </style:style>
    <style:style style:name="P17" style:family="paragraph" style:parent-style-name="Standard">
      <style:text-properties fo:color="#000000" loext:opacity="100%" style:font-name="Cascadia Mono" fo:font-size="9.5pt" officeooo:paragraph-rsid="00263ea8" fo:background-color="#ffffff" style:font-size-asian="9.5pt"/>
    </style:style>
    <style:style style:name="P18" style:family="paragraph" style:parent-style-name="Standard">
      <style:text-properties fo:color="#008000" loext:opacity="100%" style:font-name="Cascadia Mono" fo:font-size="14pt" officeooo:paragraph-rsid="00263ea8" fo:background-color="#ffffff" style:font-size-asian="14pt" style:font-size-complex="14pt"/>
    </style:style>
    <style:style style:name="P19" style:family="paragraph" style:parent-style-name="Standard">
      <style:text-properties fo:color="#008000" loext:opacity="100%" style:font-name="Cascadia Mono" fo:font-size="14pt" fo:font-weight="bold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8000" loext:opacity="100%" style:font-name="Cascadia Mono" fo:font-size="14pt" fo:font-weight="bold" officeooo:paragraph-rsid="00287197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loext:opacity="100%" style:font-name="Cascadia Mono" fo:font-size="9.5pt" officeooo:paragraph-rsid="00222e82" fo:background-color="#ffffff" style:font-size-asian="9.5pt"/>
    </style:style>
    <style:style style:name="P23" style:family="paragraph" style:parent-style-name="Standard">
      <style:text-properties fo:color="#0000ff" loext:opacity="100%" style:font-name="Cascadia Mono" fo:font-size="9.5pt" fo:background-color="#ffffff" style:font-size-asian="9.5pt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T1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4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5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6" style:family="text">
      <style:text-properties fo:color="#ff0000" loext:opacity="100%" style:font-name="Cascadia Mono" fo:font-size="9.5pt" fo:background-color="#ffffff" loext:char-shading-value="0" style:font-size-asian="9.5pt"/>
    </style:style>
    <style:style style:name="T7" style:family="text">
      <style:text-properties fo:color="#008000" loext:opacity="100%" style:font-name="Cascadia Mono" fo:font-size="9.5pt" officeooo:rsid="0019f9a1" fo:background-color="#ffffff" loext:char-shading-value="0" style:font-size-asian="9.5pt"/>
    </style:style>
    <style:style style:name="T8" style:family="text">
      <style:text-properties fo:color="#808080" loext:opacity="100%" style:font-name="Cascadia Mono" fo:font-size="9.5pt" officeooo:rsid="0019f9a1" fo:background-color="#ffffff" loext:char-shading-value="0" style:font-size-asian="9.5pt"/>
    </style:style>
    <style:style style:name="T9" style:family="text">
      <style:text-properties fo:color="#000000" loext:opacity="100%" style:font-name="Cascadia Mono" fo:font-size="9.5pt" officeooo:rsid="0019f9a1" fo:background-color="#ffffff" loext:char-shading-value="0" style:font-size-asian="9.5pt"/>
    </style:style>
    <style:style style:name="T10" style:family="text">
      <style:text-properties fo:color="#0000ff" loext:opacity="100%" style:font-name="Cascadia Mono" fo:font-size="9.5pt" officeooo:rsid="0019f9a1" fo:background-color="#ffffff" loext:char-shading-value="0" style:font-size-asian="9.5pt"/>
    </style:style>
    <style:style style:name="T11" style:family="text">
      <style:text-properties fo:color="#0000ff" loext:opacity="100%" officeooo:rsid="001ab9db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1ab9db"/>
    </style:style>
    <style:style style:name="T14" style:family="text">
      <style:text-properties fo:color="#0000ff" loext:opacity="100%" style:font-name="Cascadia Mono" fo:font-size="9.5pt" officeooo:rsid="001ab9db" fo:background-color="#ffffff" loext:char-shading-value="0" style:font-size-asian="9.5pt"/>
    </style:style>
    <style:style style:name="T15" style:family="text">
      <style:text-properties fo:color="#000000" loext:opacity="100%" style:font-name="Cascadia Mono" fo:font-size="9.5pt" officeooo:rsid="001ab9db" fo:background-color="#ffffff" loext:char-shading-value="0" style:font-size-asian="9.5pt"/>
    </style:style>
    <style:style style:name="T16" style:family="text">
      <style:text-properties officeooo:rsid="00263ea8"/>
    </style:style>
    <style:style style:name="T17" style:family="text">
      <style:text-properties fo:color="#ff00ff" loext:opacity="100%" style:font-name="Cascadia Mono" fo:font-size="9.5pt" fo:background-color="#ffffff" loext:char-shading-value="0" style:font-size-asian="9.5pt"/>
    </style:style>
    <style:style style:name="T18" style:family="text">
      <style:text-properties fo:color="#808080" loext:opacity="100%"/>
    </style:style>
    <style:style style:name="T19" style:family="text">
      <style:text-properties fo:color="#ff0000" loext:opacity="100%"/>
    </style:style>
    <style:style style:name="T20" style:family="text">
      <style:text-properties officeooo:rsid="00222e82"/>
    </style:style>
    <style:style style:name="T21" style:family="text">
      <style:text-properties officeooo:rsid="00287197"/>
    </style:style>
    <style:style style:name="T22" style:family="text">
      <style:text-properties fo:color="#008000" loext:opacity="100%" style:font-name="Cascadia Mono" fo:background-color="#ffffff" loext:char-shading-value="0"/>
    </style:style>
    <style:style style:name="T23" style:family="text">
      <style:text-properties fo:color="#000000" loext:opacity="100%" style:font-name="Cascadia Mono" fo:background-color="#ffffff" loext:char-shading-value="0"/>
    </style:style>
    <style:style style:name="T24" style:family="text">
      <style:text-properties fo:color="#0000ff" loext:opacity="100%"/>
    </style:style>
    <style:style style:name="T25" style:family="text">
      <style:text-properties fo:color="#ff00ff" loext:opacity="100%"/>
    </style:style>
    <style:style style:name="T26" style:family="text">
      <style:text-properties fo:color="#000000" loext:opacity="100%" style:font-name="Cascadia Mono" fo:font-size="9.5pt" style:font-size-asian="9.5pt" fo:background-color="#ffffff"/>
    </style:style>
    <style:style style:name="T27" style:family="text">
      <style:text-properties fo:color="#008000" loext:opacity="100%" style:font-name="Cascadia Mono" fo:font-size="9.5pt" style:font-size-asian="9.5pt" fo:background-color="#ffffff"/>
    </style:style>
    <style:style style:name="T28" style:family="text">
      <style:text-properties fo:color="#008000" loext:opacity="100%" style:font-name="Cascadia Mono" fo:background-color="#ffffff"/>
    </style:style>
    <style:style style:name="T29" style:family="text">
      <style:text-properties fo:color="#000000" loext:opacity="100%" style:font-name="Cascadia Mono" fo:background-color="#ffffff"/>
    </style:style>
    <style:style style:name="T30" style:family="text">
      <style:text-properties fo:color="#0000ff" loext:opacity="100%" style:font-name="Cascadia Mono" fo:font-size="9.5pt" style:font-size-asian="9.5pt" fo:background-color="#ffffff"/>
    </style:style>
    <style:style style:name="T31" style:family="text">
      <style:text-properties fo:color="#808080" loext:opacity="100%" style:font-name="Cascadia Mono" fo:font-size="9.5pt" style:font-size-asian="9.5pt" fo:background-color="#ffffff"/>
    </style:style>
    <style:style style:name="T32" style:family="text">
      <style:text-properties fo:color="#ff0000" loext:opacity="100%" style:font-name="Cascadia Mono" fo:font-size="9.5pt" style:font-size-asian="9.5pt" fo:background-color="#ffffff"/>
    </style:style>
    <style:style style:name="T33" style:family="text">
      <style:text-properties fo:color="#ff00ff" loext:opacity="100%" style:font-name="Cascadia Mono" fo:font-size="9.5pt" style:font-size-asian="9.5pt" fo:background-color="#ffffff"/>
    </style:style>
    <style:style style:name="T34" style:family="text">
      <style:text-properties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ROTEIRO DO CURSO DE SQL - HASHTAG IMPRESSIONADOR</text:p>
      <text:p text:style-name="P2" loext:marker-style-name="T1"/>
      <text:p text:style-name="P2" loext:marker-style-name="T1"><text:span text:style-name="T2">1º</text:span> - CRIE UM REPOSITORIO NO GITHUB.COM </text:p>
      <text:p text:style-name="P2" loext:marker-style-name="T1"/>
      <text:p text:style-name="P2" loext:marker-style-name="T1"><text:span text:style-name="T2">2º</text:span> - COPIAR A URL PARA CRIAÇÃO DO REPOSITORIO LOCAL</text:p>
      <text:p text:style-name="P2" loext:marker-style-name="T1"><text:s text:c="5"/>- CODIGO</text:p>
      <text:p text:style-name="P2" loext:marker-style-name="T1"><text:s text:c="8"/>- Copiar a URL para criação do Repositório LOCAL</text:p>
      <text:p text:style-name="P2" loext:marker-style-name="T1"><text:s text:c="12"/>- https://github.com/jcharlescm/Curso-SQL.git</text:p>
      <text:p text:style-name="P2" loext:marker-style-name="T1"/>
      <text:p text:style-name="P2" loext:marker-style-name="T1"><text:span text:style-name="T2">3º </text:span>- ABRIR A PASTA DO REPOSITORIO LOCAL COM O VISUAL CODE - VSCODE</text:p>
      <text:p text:style-name="P2" loext:marker-style-name="T1"><text:s text:c="4"/>- Vá até a pasta criada para o repositório local com o Windows Explorer</text:p>
      <text:p text:style-name="P2" loext:marker-style-name="T1"><text:s text:c="8"/>- Selecione a barra de endereço e digite $ CMD</text:p>
      <text:p text:style-name="P2" loext:marker-style-name="T1"><text:s text:c="12"/>- Depois digite $ CODE . (abrirar o VSCODE)</text:p>
      <text:p text:style-name="P2" loext:marker-style-name="T1"/>
      <text:p text:style-name="P2" loext:marker-style-name="T1"><text:span text:style-name="T2">4º</text:span> - AO ABRIR O VSCODE</text:p>
      <text:p text:style-name="P2" loext:marker-style-name="T1"><text:s text:c="4"/>- Clicar em Terminal / Novo Terminal</text:p>
      <text:p text:style-name="P2" loext:marker-style-name="T1"><text:s text:c="8"/>- Ao abrir o terminal no lado direito na seta(+V) para abrir o Terminal bash</text:p>
      <text:p text:style-name="P2" loext:marker-style-name="T1"><text:s text:c="12"/>- Clique em bash e abrirá o terminal $</text:p>
      <text:p text:style-name="P2" loext:marker-style-name="T1"><text:s text:c="16"/>- $ git clone https://github.com/jcharlescm/Curso-SQL.git</text:p>
      <text:p text:style-name="P2" loext:marker-style-name="T1"><text:tab/><text:tab/><text:tab/><text:tab/></text:p>
      <text:p text:style-name="P2" loext:marker-style-name="T1"><text:span text:style-name="T2">5º</text:span> - INSTALAR SQL SERVER </text:p>
      <text:p text:style-name="P2" loext:marker-style-name="T1"><text:tab/>- https://www.microsoft.com/pt-br/sql-server/sql-server-downloads</text:p>
      <text:p text:style-name="P2" loext:marker-style-name="T1"><text:tab/><text:tab/>- SQL Server 2022 Express</text:p>
      <text:p text:style-name="P2" loext:marker-style-name="T1"><text:tab/><text:tab/><text:tab/>- SQL2022-SSEI-Expr.exe</text:p>
      <text:p text:style-name="P2" loext:marker-style-name="T1"><text:s text:c="12"/>- Instalar o SSMS - SQL Server Management Studio</text:p>
      <text:p text:style-name="P2" loext:marker-style-name="T1"><text:tab/><text:tab/><text:tab/>Obs.: Não vincular o SSMS a uma conta da Microsoft ou GITHUB</text:p>
      <text:p text:style-name="P2" loext:marker-style-name="T1"><text:tab/><text:tab/><text:tab/></text:p>
      <text:p text:style-name="P2" loext:marker-style-name="T1"><text:span text:style-name="T2">6º</text:span> - Configurar o SSMS</text:p>
      <text:p text:style-name="P2" loext:marker-style-name="T1"><text:s text:c="4"/>- Quando abrir o SSMS(executar como ADMINISTRADOR) o nome da máquina e servidor. Ex.: SICTEC-0041\SQLEXPRESS <text:s text:c="2"/>---&gt;&gt;&gt; nome da minha máquina e o nome do meu servidor Windows(fictício)</text:p>
      <text:p text:style-name="P2" loext:marker-style-name="T1">- Selecionar OPCIONAL</text:p>
      <text:p text:style-name="P2" loext:marker-style-name="T1"><draw:frame draw:style-name="fr1" draw:name="Figura1" text:anchor-type="char" svg:x="3.173cm" svg:y="0.078cm" svg:width="10.654cm" svg:height="13.185cm" draw:z-index="0"><draw:image xlink:href="Pictures/10000000000001F9000002716895E2ED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><text:soft-page-break/><text:span text:style-name="T2">7º</text:span> - RESTAURAR BANCO DE DADOS</text:p>
      <text:p text:style-name="P2" loext:marker-style-name="T1"><text:s text:c="4"/>- Clicar com o botão direito em "BANCOS DE DADOS / RESTAURAR BANCO DE DADOS (O BD já está criado é o CONTOSO da microsoft)</text:p>
      <text:p text:style-name="P2" loext:marker-style-name="T1"><text:s text:c="4"/>- Clicar em DISPOSITIVO e ... (3 pontos) e procurar/adicionar o arquivo do BD CONTOSO (ContosRetailDW.bak)</text:p>
      <text:p text:style-name="P2" loext:marker-style-name="T1">- OK - Banco de dados CONTOSORETAILDW restaurado com sucesso.</text:p>
      <text:p text:style-name="P2" loext:marker-style-name="T1"/>
      <text:p text:style-name="P3" loext:marker-style-name="T1"/>
      <text:p text:style-name="P3" loext:marker-style-name="T1">/* </text:p>
      <text:p text:style-name="P2" loext:marker-style-name="T1"/>
      <text:p text:style-name="P4" loext:marker-style-name="T1">MÓDULO 7: EXERCÍCIOS</text:p>
      <text:p text:style-name="P2" loext:marker-style-name="T1"/>
      <text:p text:style-name="P2" loext:marker-style-name="T1"/>
      <text:p text:style-name="Standard" loext:marker-style-name="T1"><text:span text:style-name="T3">Os Joins têm como principal objetivo deixar as tabelas mais informativas, permitindo buscar dados de uma tabela para outra, de acordo com uma coluna em comum que permita essa relação.</text:span><text:span text:style-name="T1"/></text:p>
      <text:p text:style-name="Standard" loext:marker-style-name="T1"><text:span text:style-name="T3">Dito isso, faça os seguintes exercícios:</text:span><text:span text:style-name="T1"/></text:p>
      <text:p text:style-name="P2" loext:marker-style-name="T1"/>
      <text:p text:style-name="Standard" loext:marker-style-name="T1"><text:span text:style-name="T3">1. Utilize o INNER JOIN para trazer os nomes das subcategorias dos produtos, da tabela DimProductSubcategory para a tabela DimProduct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 </text:span><text:span text:style-name="T4">AS</text:span><text:span text:style-name="T1"> </text:span><text:span text:style-name="T6">'ID Produto'</text:span><text:span text:style-name="T5">,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Produto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1"> </text:span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 Identifique uma coluna em comum entre as tabelas DimProductSubcategory e DimProductCategory. Utilize essa coluna para complementar informações na tabela DimProductSubcategory a partir da DimProductCategory. Utilize o LEFT JOIN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SubcategoryKey </text:span><text:span text:style-name="T4">AS</text:span><text:span text:style-name="T1"> </text:span><text:span text:style-name="T6">'ID SubCategoria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text:span text:style-name="T1"> </text:span></text:p>
      <text:p text:style-name="Standard" loext:marker-style-name="T1"><text:span text:style-name="T1"><text:tab/>ProductCategoryName </text:span><text:span text:style-name="T4">AS</text:span><text:span text:style-name="T1"> </text:span><text:span text:style-name="T6">'Categori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Subcategory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ProductCategory </text:span></text:p>
      <text:p text:style-name="Standard" loext:marker-style-name="T1"><text:span text:style-name="T1"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3. Para cada loja da tabela DimStore, descubra qual o Continente e o Nome do País associados (de acordo com DimGeography). Seu SELECT final deve conter apenas as seguintes colunas: StoreKey, StoreName, EmployeeCount, ContinentName e RegionCountryName. Utilize o LEFT JOIN neste exercício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Geograph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StoreKey </text:span><text:span text:style-name="T4">AS</text:span><text:span text:style-name="T1"> </text:span><text:span text:style-name="T6">'ID Loja'</text:span><text:span text:style-name="T5">,</text:span></text:p>
      <text:p text:style-name="Standard" loext:marker-style-name="T1"><text:soft-page-break/><text:span text:style-name="T1"><text:tab/>StoreName </text:span><text:span text:style-name="T4">AS</text:span><text:span text:style-name="T1"> </text:span><text:span text:style-name="T6">'Loja'</text:span><text:span text:style-name="T5">,</text:span><text:span text:style-name="T1"> </text:span></text:p>
      <text:p text:style-name="Standard" loext:marker-style-name="T1"><text:span text:style-name="T1"><text:tab/>EmployeeCount </text:span><text:span text:style-name="T4">AS</text:span><text:span text:style-name="T1"> </text:span><text:span text:style-name="T6">'QT. Funcionarios'</text:span><text:span text:style-name="T5">,</text:span></text:p>
      <text:p text:style-name="Standard" loext:marker-style-name="T1"><text:span text:style-name="T1"><text:tab/>ContinentName </text:span><text:span text:style-name="T4">AS</text:span><text:span text:style-name="T1"> </text:span><text:span text:style-name="T6">'Continente'</text:span><text:span text:style-name="T5">,</text:span><text:span text:style-name="T1"> </text:span></text:p>
      <text:p text:style-name="Standard" loext:marker-style-name="T1"><text:span text:style-name="T1"><text:tab/>RegionCountryName </text:span><text:span text:style-name="T4">AS</text:span><text:span text:style-name="T1"> </text:span><text:span text:style-name="T6">'Pais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Geography </text:span></text:p>
      <text:p text:style-name="Standard" loext:marker-style-name="T1"><text:span text:style-name="T1"><text:tab/></text:span><text:span text:style-name="T4">ON</text:span><text:span text:style-name="T1"> DimStore</text:span><text:span text:style-name="T5">.</text:span><text:span text:style-name="T1">GeographyKey </text:span><text:span text:style-name="T5">=</text:span><text:span text:style-name="T1"> DimGeography</text:span><text:span text:style-name="T5">.</text:span><text:span text:style-name="T1">GeographyKey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4. Complementa a tabela DimProduct com a informação de ProductCategoryDescription. Utilize o LEFT JOIN e retorne em seu SELECT apenas as 5 colunas que considerar mais relevantes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ProductCategoryDescription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1"><text:tab/><text:tab/></text:span><text:span text:style-name="T5">LEFT</text:span><text:span text:style-name="T1"> </text:span><text:span text:style-name="T5">JOIN</text:span><text:span text:style-name="T1"> DimProductCategory </text:span></text:p>
      <text:p text:style-name="Standard" loext:marker-style-name="T1"><text:span text:style-name="T1"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5. A tabela FactStrategyPlan resume o planejamento estratégico da empresa. Cada linha representa um montante destinado a uma determinada AccountKey.</text:span><text:span text:style-name="T1"/></text:p>
      <text:p text:style-name="Standard" loext:marker-style-name="T1"><text:span text:style-name="T3">a) Faça um SELECT das 100 primeiras linhas de FactStrategyPlan para reconhecer a tabela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P3" loext:marker-style-name="T1">/*</text:p>
      <text:p text:style-name="P3" loext:marker-style-name="T1"/>
      <text:p text:style-name="P3" loext:marker-style-name="T1">b) Faça um INNER JOIN para criar uma tabela contendo o AccountName para cada AccountKey da tabela FactStrategyPlan. O seu SELECT final deve conter as colunas:<text:span text:style-name="T1"/></text:p>
      <text:p text:style-name="Standard" loext:marker-style-name="T1"><text:span text:style-name="T3">StrategyPlanKey, DateKey, AccountName e Amount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rategyPlan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AccountName</text:span><text:span text:style-name="T5">,</text:span><text:span text:style-name="T1"> </text:span></text:p>
      <text:p text:style-name="Standard" loext:marker-style-name="T1"><text:span text:style-name="T1"><text:tab/>Amount 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Account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AccountKey </text:span><text:span text:style-name="T5">=</text:span><text:span text:style-name="T1"> DimAccount</text:span><text:span text:style-name="T5">.</text:span><text:span text:style-name="T1">Account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6. Vamos continuar analisando a tabela FactStrategyPlan. Além da coluna AccountKey que identifica o tipo de conta, há também uma outra coluna chamada ScenarioKey. Essa coluna possui a numeração que identifica o tipo de cenário: Real, Orçado e Previsão.</text:span><text:span text:style-name="T1"/></text:p>
      <text:p text:style-name="Standard" loext:marker-style-name="T1"><text:span text:style-name="T3">Faça um INNER JOIN para criar uma tabela contendo o ScenarioName para cada ScenarioKey da tabela FactStrategyPlan. O seu SELECT final deve conter as colunas:</text:span><text:span text:style-name="T1"/></text:p>
      <text:p text:style-name="Standard" loext:marker-style-name="T1"><text:span text:style-name="T3">StrategyPlanKey, DateKey, ScenarioName, Amount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oft-page-break/><text:span text:style-name="T1"><text:tab/>StrategyPlan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ScenarioName</text:span><text:span text:style-name="T5">,</text:span><text:span text:style-name="T1"> </text:span></text:p>
      <text:p text:style-name="Standard" loext:marker-style-name="T1"><text:span text:style-name="T1"><text:tab/>Amount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7. Algumas subcategorias não possuem nenhum exemplar de produto. Identifique que subcategorias são essas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RIGH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WHERE</text:span><text:span text:style-name="T1"> ProductName </text:span><text:span text:style-name="T5">IS</text:span><text:span text:style-name="T1"> </text:span><text:span text:style-name="T5">NULL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8. A tabela abaixo mostra a combinação entre Marca e Canal de Venda, para as marcas Contoso, Fabrikam e Litware. Crie um código SQL para chegar no mesmo resultad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DISTINCT</text:span><text:span text:style-name="T1"> BrandName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4">DISTINCT</text:span><text:span text:style-name="T1"> BrandName</text:span><text:span text:style-name="T5">,</text:span><text:span text:style-name="T1"> ChannelName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5">CROSS</text:span><text:span text:style-name="T1"> </text:span><text:span text:style-name="T5">JOIN</text:span><text:span text:style-name="T1"> DimChannel </text:span></text:p>
      <text:p text:style-name="Standard" loext:marker-style-name="T1"><text:span text:style-name="T4">WHERE</text:span><text:span text:style-name="T1"> BrandName </text:span><text:span text:style-name="T5">IN</text:span><text:span text:style-name="T4"> </text:span><text:span text:style-name="T5">(</text:span><text:span text:style-name="T6">'Contoso'</text:span><text:span text:style-name="T5">,</text:span><text:span text:style-name="T1"> </text:span><text:span text:style-name="T6">'Fabrikam'</text:span><text:span text:style-name="T5">,</text:span><text:span text:style-name="T1"> </text:span><text:span text:style-name="T6">'Litware'</text:span><text:span text:style-name="T5">)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9.Neste exercício, você deverá relacionar as tabelas FactOnlineSales com DimPromotion. Identifique a coluna que as duas tabelas têm em comum e utilize-a para criar esse relacionamento.</text:span><text:span text:style-name="T1"/></text:p>
      <text:p text:style-name="Standard" loext:marker-style-name="T1"><text:span text:style-name="T3">Retorne uma tabela contendo as seguintes colunas: OnlineSalesKey, DateKey, PromotionName e SalesAmount</text:span><text:span text:style-name="T1"/></text:p>
      <text:p text:style-name="Standard" loext:marker-style-name="T1"><text:span text:style-name="T3">A sua consulta deve considerar apenas as linhas de vendas referentes a produtos com desconto (PromotionName &lt;&gt; ‘No Discount’). Além disso, você deverá ordenar essa tabela de acordo com a coluna DateKey, em ordem crescente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/text:p>
      <text:p text:style-name="Standard" loext:marker-style-name="T1"><text:span text:style-name="T1"><text:tab/>OnlineSales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PromotionName</text:span><text:span text:style-name="T5">,</text:span><text:span text:style-name="T1"> </text:span></text:p>
      <text:p text:style-name="Standard" loext:marker-style-name="T1"><text:span text:style-name="T1"><text:tab/>SalesAmount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motion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PromotionKey </text:span><text:span text:style-name="T5">=</text:span><text:span text:style-name="T1"> DimPromotion</text:span><text:span text:style-name="T5">.</text:span><text:span text:style-name="T1">PromotionKey</text:span></text:p>
      <text:p text:style-name="Standard" loext:marker-style-name="T1"><text:span text:style-name="T4">WHERE</text:span><text:span text:style-name="T1"> PromotionName </text:span><text:span text:style-name="T5">&lt;&gt;</text:span><text:span text:style-name="T1"> </text:span><text:span text:style-name="T6">'No Discount'</text:span><text:span text:style-name="T1"> </text:span></text:p>
      <text:p text:style-name="Standard" loext:marker-style-name="T1"><text:span text:style-name="T4">ORDER</text:span><text:span text:style-name="T1"> </text:span><text:span text:style-name="T4">BY</text:span><text:span text:style-name="T1"> DateKey </text:span><text:span text:style-name="T4">ASC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10. A tabela abaixo é resultado de um Join entre a tabela FactSales e as tabelas: DimChannel, DimStore e DimProduct.</text:span><text:span text:style-name="T1"/></text:p>
      <text:p text:style-name="Standard" loext:marker-style-name="T1"><text:span text:style-name="T3">Recrie esta consulta e classifique em ordem decrescente de acordo com SalesAmount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oft-page-break/><text:span text:style-name="T4">SELECT</text:span><text:span text:style-name="T1"> </text:span><text:span text:style-name="T4">TOP</text:span><text:span text:style-name="T5">(</text:span><text:span text:style-name="T1">100</text:span><text:span text:style-name="T5">)</text:span><text:span text:style-name="T1"> </text:span></text:p>
      <text:p text:style-name="Standard" loext:marker-style-name="T1"><text:span text:style-name="T1"><text:tab/>SalesKey</text:span><text:span text:style-name="T5">,</text:span><text:span text:style-name="T1"> </text:span></text:p>
      <text:p text:style-name="Standard" loext:marker-style-name="T1"><text:span text:style-name="T1"><text:tab/>ChannelName</text:span><text:span text:style-name="T5">,</text:span><text:span text:style-name="T1"> </text:span></text:p>
      <text:p text:style-name="Standard" loext:marker-style-name="T1"><text:span text:style-name="T1"><text:tab/>StoreName</text:span><text:span text:style-name="T5">,</text:span><text:span text:style-name="T1"> 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SalesAmount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hannel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channelKey </text:span><text:span text:style-name="T5">=</text:span><text:span text:style-name="T1"> DimChannel</text:span><text:span text:style-name="T5">.</text:span><text:span text:style-name="T1">ChannelKey </text:span></text:p>
      <text:p text:style-name="Standard" loext:marker-style-name="T1"><text:span text:style-name="T5">INNER</text:span><text:span text:style-name="T1"> </text:span><text:span text:style-name="T5">JOIN</text:span><text:span text:style-name="T1"> DimStor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StoreKey </text:span><text:span text:style-name="T5">=</text:span><text:span text:style-name="T1"> DimStore</text:span><text:span text:style-name="T5">.</text:span><text:span text:style-name="T1">StoreKey </text:span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ORDER</text:span><text:span text:style-name="T1"> </text:span><text:span text:style-name="T4">BY</text:span><text:span text:style-name="T1"> SalesAmount </text:span><text:span text:style-name="T4">DESC</text:span><text:span text:style-name="T1"> </text:span></text:p>
      <text:p text:style-name="P2" loext:marker-style-name="T1"/>
      <text:p text:style-name="P5" loext:marker-style-name="T1"><text:span text:style-name="T3">/*</text:span></text:p>
      <text:p text:style-name="P6" loext:marker-style-name="T1"/>
      <text:p text:style-name="P5" loext:marker-style-name="T1"><text:span text:style-name="T3">1</text:span><text:span text:style-name="T7">1</text:span><text:span text:style-name="T3">. </text:span><text:span text:style-name="T7">GROUP BY + JOIN</text:span></text:p>
      <text:p text:style-name="P7" loext:marker-style-name="T1">1.a) Crie um agrupamento mostrnado o total de venda (SalesQuntity) por ano (CalendarYear)</text:p>
      <text:p text:style-name="P7" loext:marker-style-name="T1">1.b) Considere apenas o mês (CalendarMonthLabel) de ‘January’ </text:p>
      <text:p text:style-name="P7" loext:marker-style-name="T1">1.C) Na tabela resultante, mostre apena os anos com um toral de vendas maior ou igual a 1200000</text:p>
      <text:p text:style-name="P8" loext:marker-style-name="T1"/>
      <text:p text:style-name="P8" loext:marker-style-name="T1">*/</text:p>
      <text:p text:style-name="P5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 </text:span><text:span text:style-name="T8">* </text:span><text:span text:style-name="T4">FROM</text:span><text:span text:style-name="T1"> FactSales</text:span></text:p>
      <text:p text:style-name="P5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 </text:span><text:span text:style-name="T8">* </text:span><text:span text:style-name="T4">FROM</text:span><text:span text:style-name="T1"> </text:span><text:span text:style-name="T9">DimDate</text:span></text:p>
      <text:p text:style-name="P9" loext:marker-style-name="T1"/>
      <text:p text:style-name="P5" loext:marker-style-name="T1"><text:span text:style-name="T10">SELECT</text:span><text:span text:style-name="T9"> </text:span></text:p>
      <text:p text:style-name="P5" loext:marker-style-name="T1"><text:span text:style-name="T10"><text:tab/>CalendarYear AS ‘Ano’,</text:span><text:span text:style-name="T8"> </text:span></text:p>
      <text:p text:style-name="P10" loext:marker-style-name="T1"><text:tab/>SUM(SalesQuantity) AS ‘Total Vendiso’ </text:p>
      <text:p text:style-name="P5" loext:marker-style-name="T1"><text:span text:style-name="T10">FROM</text:span><text:span text:style-name="T9"> FactSales</text:span></text:p>
      <text:p text:style-name="P5" loext:marker-style-name="T1"><text:span text:style-name="T5">INNER</text:span><text:span text:style-name="T1"> </text:span><text:span text:style-name="T5">JOIN</text:span><text:span text:style-name="T1"> Dim</text:span><text:span text:style-name="T9">Date </text:span></text:p>
      <text:p text:style-name="P5" loext:marker-style-name="T1"><text:span text:style-name="T1"><text:tab/></text:span><text:span text:style-name="T4">ON</text:span><text:span text:style-name="T1"> FactSales</text:span><text:span text:style-name="T5">.</text:span><text:span text:style-name="T8">DateKey</text:span><text:span text:style-name="T1"> </text:span><text:span text:style-name="T5">=</text:span><text:span text:style-name="T1"> Dim</text:span><text:span text:style-name="T9">Date</text:span><text:span text:style-name="T5">.</text:span><text:span text:style-name="T8">DateKey</text:span></text:p>
      <text:p text:style-name="P11" loext:marker-style-name="T1"><text:span text:style-name="T11">WHERE</text:span><text:span text:style-name="T12"> </text:span><text:span text:style-name="T13">CalendarMonthLabel = ‘January’</text:span></text:p>
      <text:p text:style-name="P5" loext:marker-style-name="T1"><text:span text:style-name="T14">GROUP BY</text:span><text:span text:style-name="T1"> </text:span><text:span text:style-name="T15">CalendarYEAR </text:span><text:span text:style-name="T1"><text:s/></text:span></text:p>
      <text:p text:style-name="P5" loext:marker-style-name="T1"><text:span text:style-name="T14">HAVING SUM</text:span><text:span text:style-name="T15">(SalesQuantity) &gt;= 1200000</text:span></text:p>
      <text:p text:style-name="P12" loext:marker-style-name="T1"><text:s/></text:p>
      <text:p text:style-name="P12" loext:marker-style-name="T1"/>
      <text:p text:style-name="P2" loext:marker-style-name="T1"/>
      <text:p text:style-name="P11" loext:marker-style-name="T1"><text:span text:style-name="T10">SELECT</text:span><text:span text:style-name="T9"> </text:span></text:p>
      <text:p text:style-name="P11" loext:marker-style-name="T1"><text:span text:style-name="T10"><text:tab/>CalendarYear AS ‘Ano’,</text:span><text:span text:style-name="T8"> </text:span></text:p>
      <text:p text:style-name="P13" loext:marker-style-name="T1"><text:tab/>SUM(SalesQuantity) AS ‘Total Vendiso’ </text:p>
      <text:p text:style-name="P11" loext:marker-style-name="T1"><text:span text:style-name="T10">FROM</text:span><text:span text:style-name="T9"> FactSales</text:span></text:p>
      <text:p text:style-name="P11" loext:marker-style-name="T1"><text:span text:style-name="T5">INNER</text:span><text:span text:style-name="T1"> </text:span><text:span text:style-name="T5">JOIN</text:span><text:span text:style-name="T1"> Dim</text:span><text:span text:style-name="T9">Date </text:span></text:p>
      <text:p text:style-name="P11" loext:marker-style-name="T1"><text:span text:style-name="T1"><text:tab/></text:span><text:span text:style-name="T4">ON</text:span><text:span text:style-name="T1"> FactSales</text:span><text:span text:style-name="T5">.</text:span><text:span text:style-name="T8">DateKey</text:span><text:span text:style-name="T1"> </text:span><text:span text:style-name="T5">=</text:span><text:span text:style-name="T1"> Dim</text:span><text:span text:style-name="T9">Date</text:span><text:span text:style-name="T5">.</text:span><text:span text:style-name="T8">DateKey</text:span></text:p>
      <text:p text:style-name="P11" loext:marker-style-name="T1"><text:span text:style-name="T11">WHERE</text:span><text:span text:style-name="T12"> </text:span><text:span text:style-name="T13">CalendarMonthLabel = ‘January’</text:span></text:p>
      <text:p text:style-name="P11" loext:marker-style-name="T1"><text:span text:style-name="T14">GROUP BY</text:span><text:span text:style-name="T1"> </text:span><text:span text:style-name="T15">CalendarYEAR </text:span><text:span text:style-name="T1"><text:s/></text:span></text:p>
      <text:p text:style-name="P14" loext:marker-style-name="T1"><text:span text:style-name="T4">ORDER BY </text:span><text:span text:style-name="T14">SUM</text:span><text:span text:style-name="T4"> </text:span><text:span text:style-name="T14">(SalesQuantity) </text:span><text:span text:style-name="T4">DESC</text:span></text:p>
      <text:p text:style-name="P15" loext:marker-style-name="T1"/>
      <text:p text:style-name="P16" loext:marker-style-name="T1">/* </text:p>
      <text:p text:style-name="P17" loext:marker-style-name="T1"/>
      <text:p text:style-name="P18" loext:marker-style-name="T1">MÓDULO <text:span text:style-name="T16">8</text:span>: <text:span text:style-name="T16">JOINs - </text:span>EXERCÍCIOS</text:p>
      <text:p text:style-name="P17" loext:marker-style-name="T1"/>
      <text:p text:style-name="Standard" loext:marker-style-name="T1"><text:span text:style-name="T3">-- JOINs</text:span></text:p>
      <text:p text:style-name="P2" loext:marker-style-name="T1"/>
      <text:p text:style-name="Standard" loext:marker-style-name="T1"><text:span text:style-name="T3">-- JOINs - Aula 2:</text:span><text:span text:style-name="T1"/></text:p>
      <text:p text:style-name="Standard" loext:marker-style-name="T1"><text:span text:style-name="T3">-- Por que precisamos do JOIN?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hannel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channelKey</text:span><text:span text:style-name="T5">,</text:span></text:p>
      <text:p text:style-name="Standard" loext:marker-style-name="T1"><text:soft-page-break/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FactSales</text:span><text:span text:style-name="T1"/></text:p>
      <text:p text:style-name="Standard" loext:marker-style-name="T1"><text:span text:style-name="T4">GROUP</text:span><text:span text:style-name="T1"> </text:span><text:span text:style-name="T4">BY</text:span><text:span text:style-name="T1"> channelKey</text:span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Online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Scenario</text:span></text:p>
      <text:p text:style-name="P2" loext:marker-style-name="T1"/>
      <text:p text:style-name="Standard" loext:marker-style-name="T1"><text:span text:style-name="T3">-- JOINs - Aula 3:</text:span><text:span text:style-name="T1"/></text:p>
      <text:p text:style-name="Standard" loext:marker-style-name="T1"><text:span text:style-name="T3">-- Por que não criamos logo uma tabela com todas as informações pra facilitar?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3">-- JOINs - Aula 6:</text:span><text:span text:style-name="T1"/></text:p>
      <text:p text:style-name="Standard" loext:marker-style-name="T1"><text:span text:style-name="T3">-- CÓDIGO PARA CRIAR AS TABELAS AUXILIARES PARA AS EXPLICAÇÕES:</text:span><text:span text:style-name="T1"/></text:p>
      <text:p text:style-name="Standard" loext:marker-style-name="T1"><text:span text:style-name="T3">-- PRIMEIRO, GARANTA QUE NÃO EXISTE NENHUMA TABELA CHAMADA PRODUTOS OU SUBCATEGORIA NO BANCO DE DADOS, EXECUTANDO OS COMANDOS DROP TABLE ABAIXO:</text:span><text:span text:style-name="T1"/></text:p>
      <text:p text:style-name="Standard" loext:marker-style-name="T1"><text:span text:style-name="T4">DROP</text:span><text:span text:style-name="T1"> </text:span><text:span text:style-name="T4">TABLE</text:span><text:span text:style-name="T1"> </text:span><text:span text:style-name="T4">IF</text:span><text:span text:style-name="T1"> </text:span><text:span text:style-name="T5">EXISTS</text:span><text:span text:style-name="T1"> produtos</text:span></text:p>
      <text:p text:style-name="Standard" loext:marker-style-name="T1"><text:span text:style-name="T4">DROP</text:span><text:span text:style-name="T1"> </text:span><text:span text:style-name="T4">TABLE</text:span><text:span text:style-name="T1"> </text:span><text:span text:style-name="T4">IF</text:span><text:span text:style-name="T1"> </text:span><text:span text:style-name="T5">EXISTS</text:span><text:span text:style-name="T1"> subcategoria</text:span></text:p>
      <text:p text:style-name="P2" loext:marker-style-name="T1"/>
      <text:p text:style-name="Standard" loext:marker-style-name="T1"><text:span text:style-name="T3">-- Consulta 1:</text:span><text:span text:style-name="T1"/></text:p>
      <text:p text:style-name="Standard" loext:marker-style-name="T1"><text:span text:style-name="T3">-- AGORA, CRIE A TABELA PRODUTOS: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id_produto </text:span><text:span text:style-name="T4">int</text:span><text:span text:style-name="T5">,</text:span></text:p>
      <text:p text:style-name="Standard" loext:marker-style-name="T1"><text:span text:style-name="T1">nome_produto </text:span><text:span text:style-name="T4">varchar</text:span><text:span text:style-name="T5">(</text:span><text:span text:style-name="T1">30</text:span><text:span text:style-name="T5">),</text:span></text:p>
      <text:p text:style-name="Standard" loext:marker-style-name="T1"><text:span text:style-name="T1">id_subcategoria </text:span><text:span text:style-name="T4">int</text:span><text:span text:style-name="T5">)</text:span></text:p>
      <text:p text:style-name="P2" loext:marker-style-name="T1"/>
      <text:p text:style-name="Standard" loext:marker-style-name="T1"><text:span text:style-name="T3">-- INSIRA AS LINHAS DA TABELA PRODUTOS: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id_subcategoria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Fone Bluetooth JBL'</text:span><text:span text:style-name="T5">,</text:span><text:span text:style-name="T1"> 5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PS4'</text:span><text:span text:style-name="T5">,</text:span><text:span text:style-name="T1"> 6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Notebook Samsung i3'</text:span><text:span text:style-name="T5">,</text:span><text:span text:style-name="T1"> 2</text:span><text:span text:style-name="T5">),</text:span></text:p>
      <text:p text:style-name="Standard" loext:marker-style-name="T1"><text:span text:style-name="T4"><text:tab/></text:span><text:span text:style-name="T5">(</text:span><text:span text:style-name="T1">4</text:span><text:span text:style-name="T5">,</text:span><text:span text:style-name="T1"> </text:span><text:span text:style-name="T6">'iPhone 11'</text:span><text:span text:style-name="T5">,</text:span><text:span text:style-name="T1"> 1</text:span><text:span text:style-name="T5">),</text:span></text:p>
      <text:p text:style-name="Standard" loext:marker-style-name="T1"><text:span text:style-name="T4"><text:tab/></text:span><text:span text:style-name="T5">(</text:span><text:span text:style-name="T1">5</text:span><text:span text:style-name="T5">,</text:span><text:span text:style-name="T1"> </text:span><text:span text:style-name="T6">'Moto G9'</text:span><text:span text:style-name="T5">,</text:span><text:span text:style-name="T1"> 1</text:span><text:span text:style-name="T5">)</text:span></text:p>
      <text:p text:style-name="P2" loext:marker-style-name="T1"/>
      <text:p text:style-name="Standard" loext:marker-style-name="T1"><text:span text:style-name="T3">-- Consulta 2:</text:span><text:span text:style-name="T1"/></text:p>
      <text:p text:style-name="Standard" loext:marker-style-name="T1"><text:span text:style-name="T3">-- CRIE A TABELA SUBCATEGORIA: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subcategoria</text:span><text:span text:style-name="T5">(</text:span></text:p>
      <text:p text:style-name="Standard" loext:marker-style-name="T1"><text:span text:style-name="T1">id_subcategoria </text:span><text:span text:style-name="T4">int</text:span><text:span text:style-name="T5">,</text:span></text:p>
      <text:p text:style-name="Standard" loext:marker-style-name="T1"><text:span text:style-name="T1">nome_subcategoria </text:span><text:span text:style-name="T4">varchar</text:span><text:span text:style-name="T5">(</text:span><text:span text:style-name="T1">30</text:span><text:span text:style-name="T5">))</text:span></text:p>
      <text:p text:style-name="P2" loext:marker-style-name="T1"/>
      <text:p text:style-name="Standard" loext:marker-style-name="T1"><text:span text:style-name="T3">-- INSIRA AS LINHAS DA TABELA SUBCATEGORIA: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subcategoria</text:span><text:span text:style-name="T5">(</text:span><text:span text:style-name="T1">id_subcategoria</text:span><text:span text:style-name="T5">,</text:span><text:span text:style-name="T1"> nome_subcategoria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Celular'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Notebook'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Câmera Digital'</text:span><text:span text:style-name="T5">),</text:span></text:p>
      <text:p text:style-name="Standard" loext:marker-style-name="T1"><text:span text:style-name="T4"><text:tab/></text:span><text:span text:style-name="T5">(</text:span><text:span text:style-name="T1">4</text:span><text:span text:style-name="T5">,</text:span><text:span text:style-name="T1"> </text:span><text:span text:style-name="T6">'Televisão'</text:span><text:span text:style-name="T5">),</text:span></text:p>
      <text:p text:style-name="Standard" loext:marker-style-name="T1"><text:span text:style-name="T4"><text:tab/></text:span><text:span text:style-name="T5">(</text:span><text:span text:style-name="T1">5</text:span><text:span text:style-name="T5">,</text:span><text:span text:style-name="T1"> </text:span><text:span text:style-name="T6">'Fone de Ouvido'</text:span><text:span text:style-name="T5">)</text:span></text:p>
      <text:p text:style-name="P2" loext:marker-style-name="T1"/>
      <text:p text:style-name="Standard" loext:marker-style-name="T1"><text:span text:style-name="T3">-- JOINs - Aula 7:</text:span><text:span text:style-name="T1"/></text:p>
      <text:p text:style-name="Standard" loext:marker-style-name="T1"><text:span text:style-name="T3">-- LEFT (OUTER) JOIN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oft-page-break/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LEF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8:</text:span><text:span text:style-name="T1"/></text:p>
      <text:p text:style-name="Standard" loext:marker-style-name="T1"><text:span text:style-name="T3">-- RIGHT (OUTER) JOIN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RIGH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9:</text:span><text:span text:style-name="T1"/></text:p>
      <text:p text:style-name="Standard" loext:marker-style-name="T1"><text:span text:style-name="T3">-- INNER JOIN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INNER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10:</text:span><text:span text:style-name="T1"/></text:p>
      <text:p text:style-name="Standard" loext:marker-style-name="T1"><text:span text:style-name="T3">-- FULL (OUTER) JOIN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3">-- Considerando a coluna id_subcategoria da tabela produtos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FULL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Considerando a coluna id_subcategoria da tabela subcategoria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FULL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11:</text:span><text:span text:style-name="T1"/></text:p>
      <text:p text:style-name="Standard" loext:marker-style-name="T1"><text:soft-page-break/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3">-- LEFT (ANTI) JOI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LEF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Standard" loext:marker-style-name="T1"><text:span text:style-name="T4">WHERE</text:span><text:span text:style-name="T1"> nome_subcategoria </text:span><text:span text:style-name="T5">IS</text:span><text:span text:style-name="T1"> </text:span><text:span text:style-name="T5">NULL</text:span></text:p>
      <text:p text:style-name="P2" loext:marker-style-name="T1"/>
      <text:p text:style-name="Standard" loext:marker-style-name="T1"><text:span text:style-name="T3">-- RIGHT (ANTI) JOI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RIGH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Standard" loext:marker-style-name="T1"><text:span text:style-name="T4">WHERE</text:span><text:span text:style-name="T1"> id_produto </text:span><text:span text:style-name="T5">IS</text:span><text:span text:style-name="T1"> </text:span><text:span text:style-name="T5">NULL</text:span></text:p>
      <text:p text:style-name="P2" loext:marker-style-name="T1"/>
      <text:p text:style-name="Standard" loext:marker-style-name="T1"><text:span text:style-name="T3">-- FULL (ANTI) JOI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FULL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Standard" loext:marker-style-name="T1"><text:span text:style-name="T4">WHERE</text:span><text:span text:style-name="T1"> id_produto </text:span><text:span text:style-name="T5">IS</text:span><text:span text:style-name="T1"> </text:span><text:span text:style-name="T5">NULL</text:span><text:span text:style-name="T1"> </text:span><text:span text:style-name="T5">OR</text:span><text:span text:style-name="T1"> nome_subcategoria </text:span><text:span text:style-name="T5">IS</text:span><text:span text:style-name="T1"> </text:span><text:span text:style-name="T5">NULL</text:span></text:p>
      <text:p text:style-name="P2" loext:marker-style-name="T1"/>
      <text:p text:style-name="Standard" loext:marker-style-name="T1"><text:span text:style-name="T3">-- JOINs Aula 12:</text:span><text:span text:style-name="T1"/></text:p>
      <text:p text:style-name="Standard" loext:marker-style-name="T1"><text:span text:style-name="T3">-- Exemplo INNER JOIN, LEFT JOIN e RIGHT JOIN</text:span><text:span text:style-name="T1"/></text:p>
      <text:p text:style-name="Standard" loext:marker-style-name="T1"><text:span text:style-name="T4">SELECT</text:span><text:span text:style-name="T1"> ProductKey</text:span><text:span text:style-name="T5">,</text:span><text:span text:style-name="T1"> ProductName</text:span><text:span text:style-name="T5">,</text:span><text:span text:style-name="T1"> ProductSubcategoryKey </text:span><text:span text:style-name="T4">FROM</text:span><text:span text:style-name="T1"> DimProduct</text:span></text:p>
      <text:p text:style-name="Standard" loext:marker-style-name="T1"><text:span text:style-name="T4">SELECT</text:span><text:span text:style-name="T1"> ProductSubcategoryKey</text:span><text:span text:style-name="T5">,</text:span><text:span text:style-name="T1"> ProductSubcategoryName </text:span><text:span text:style-name="T4">FROM</text:span><text:span text:style-name="T1"> DimProductSub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pan text:style-name="T1"><text:tab/>ProductSub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pan text:style-name="T1"><text:tab/>ProductSub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LEF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oft-page-break/><text:span text:style-name="T1"><text:tab/>ProductSub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RIGH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P2" loext:marker-style-name="T1"/>
      <text:p text:style-name="Standard" loext:marker-style-name="T1"><text:span text:style-name="T3">-- JOINs - Aula 13:</text:span><text:span text:style-name="T1"/></text:p>
      <text:p text:style-name="Standard" loext:marker-style-name="T1"><text:span text:style-name="T3">-- COMO ESCOLHER QUEM É A TABELA DA ESQUERDA E A TABELA DA DIREITA?</text:span><text:span text:style-name="T1"/></text:p>
      <text:p text:style-name="Standard" loext:marker-style-name="T1"><text:span text:style-name="T3">-- 1. LEFT Join para complementar informações da tabela produtos (LEFT) de acordo com a tabela de categoria (RIGHT)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id_produto</text:span><text:span text:style-name="T5">,</text:span></text:p>
      <text:p text:style-name="Standard" loext:marker-style-name="T1"><text:span text:style-name="T1"><text:tab/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nome_subcategoria</text:span><text:span text:style-name="T1"/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LEF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2. Obtendo o LEFT Join do caso 1 usando um RIGHT Join e invertendo as tabelas de lado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id_produto</text:span><text:span text:style-name="T5">,</text:span></text:p>
      <text:p text:style-name="Standard" loext:marker-style-name="T1"><text:span text:style-name="T1"><text:tab/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nome_subcategoria</text:span><text:span text:style-name="T1"/></text:p>
      <text:p text:style-name="Standard" loext:marker-style-name="T1"><text:span text:style-name="T4">FROM</text:span><text:span text:style-name="T1"> subcategoria</text:span></text:p>
      <text:p text:style-name="Standard" loext:marker-style-name="T1"><text:span text:style-name="T5">RIGHT</text:span><text:span text:style-name="T1"> </text:span><text:span text:style-name="T5">JOIN</text:span><text:span text:style-name="T1"> produtos</text:span></text:p>
      <text:p text:style-name="Standard" loext:marker-style-name="T1"><text:span text:style-name="T1"><text:tab/></text:span><text:span text:style-name="T4">ON</text:span><text:span text:style-name="T1"> subcategoria</text:span><text:span text:style-name="T5">.</text:span><text:span text:style-name="T1">id_subcategoria </text:span><text:span text:style-name="T5">=</text:span><text:span text:style-name="T1"> produtos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15:</text:span><text:span text:style-name="T1"/></text:p>
      <text:p text:style-name="Standard" loext:marker-style-name="T1"><text:span text:style-name="T3">-- CROSS JOIN</text:span><text:span text:style-name="T1"/></text:p>
      <text:p text:style-name="Standard" loext:marker-style-name="T1"><text:span text:style-name="T3">-- PARA ACOMPANHAR ESTA AULA, PRECISAREMOS CRIAR A TABELA MARCAS</text:span><text:span text:style-name="T1"/></text:p>
      <text:p text:style-name="Standard" loext:marker-style-name="T1"><text:span text:style-name="T3">-- PRIMEIRO, GARANTA QUE NÃO EXISTE NENHUMA TABELA CHAMADA MARCAS NO BANCO DE DADOS, EXECUTANDO O COMANDO DROP TABLE ABAIXO:</text:span><text:span text:style-name="T1"/></text:p>
      <text:p text:style-name="Standard" loext:marker-style-name="T1"><text:span text:style-name="T4">DROP</text:span><text:span text:style-name="T1"> </text:span><text:span text:style-name="T4">TABLE</text:span><text:span text:style-name="T1"> </text:span><text:span text:style-name="T4">IF</text:span><text:span text:style-name="T1"> </text:span><text:span text:style-name="T5">EXISTS</text:span><text:span text:style-name="T1"> marcas</text:span></text:p>
      <text:p text:style-name="P2" loext:marker-style-name="T1"/>
      <text:p text:style-name="Standard" loext:marker-style-name="T1"><text:span text:style-name="T3">-- AGORA CRIE A TABELA MARCAS: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marcas</text:span><text:span text:style-name="T5">(</text:span></text:p>
      <text:p text:style-name="Standard" loext:marker-style-name="T1"><text:span text:style-name="T1">id_marca </text:span><text:span text:style-name="T4">int</text:span><text:span text:style-name="T5">,</text:span></text:p>
      <text:p text:style-name="Standard" loext:marker-style-name="T1"><text:span text:style-name="T1">marca </text:span><text:span text:style-name="T4">varchar</text:span><text:span text:style-name="T5">(</text:span><text:span text:style-name="T1">30</text:span><text:span text:style-name="T5">))</text:span></text:p>
      <text:p text:style-name="P2" loext:marker-style-name="T1"/>
      <text:p text:style-name="Standard" loext:marker-style-name="T1"><text:span text:style-name="T3">-- INSIRA AS LINHAS DA TABELA MARCAS: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marcas</text:span><text:span text:style-name="T5">(</text:span><text:span text:style-name="T1">id_marca</text:span><text:span text:style-name="T5">,</text:span><text:span text:style-name="T1"> marca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Apple'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Samsung'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Motorola'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marca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marca</text:span><text:span text:style-name="T5">,</text:span></text:p>
      <text:p text:style-name="Standard" loext:marker-style-name="T1"><text:span text:style-name="T1"><text:tab/>nome_subcategoria</text:span><text:span text:style-name="T1"/></text:p>
      <text:p text:style-name="Standard" loext:marker-style-name="T1"><text:span text:style-name="T4">FROM</text:span><text:span text:style-name="T1"> marcas </text:span><text:span text:style-name="T5">CROSS</text:span><text:span text:style-name="T1"> </text:span><text:span text:style-name="T5">JOIN</text:span><text:span text:style-name="T1"> subcategoria</text:span></text:p>
      <text:p text:style-name="P2" loext:marker-style-name="T1"/>
      <text:p text:style-name="Standard" loext:marker-style-name="T1"><text:span text:style-name="T3">-- JOINs - Aula 16:</text:span><text:span text:style-name="T1"/></text:p>
      <text:p text:style-name="Standard" loext:marker-style-name="T1"><text:span text:style-name="T3">-- Múltiplos Joins</text:span><text:span text:style-name="T1"/></text:p>
      <text:p text:style-name="Standard" loext:marker-style-name="T1"><text:span text:style-name="T4">SELECT</text:span><text:span text:style-name="T1"> ProductKey</text:span><text:span text:style-name="T5">,</text:span><text:span text:style-name="T1"> ProductName</text:span><text:span text:style-name="T5">,</text:span><text:span text:style-name="T1"> ProductSubcategoryKey </text:span><text:span text:style-name="T4">FROM</text:span><text:span text:style-name="T1"> DimProduct</text:span></text:p>
      <text:p text:style-name="Standard" loext:marker-style-name="T1"><text:span text:style-name="T4">SELECT</text:span><text:span text:style-name="T1"> ProductSubcategoryKey</text:span><text:span text:style-name="T5">,</text:span><text:span text:style-name="T1"> ProductSubcategoryName</text:span><text:span text:style-name="T5">,</text:span><text:span text:style-name="T1"> ProductCategoryKey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ProductCategoryKey</text:span><text:span text:style-name="T5">,</text:span><text:span text:style-name="T1"> ProductCategoryName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oft-page-break/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pan text:style-name="T1"><text:tab/>Product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Standard" loext:marker-style-name="T1"><text:span text:style-name="T1"><text:tab/><text:tab/></text:span><text:span text:style-name="T5">INNER</text:span><text:span text:style-name="T1"> </text:span><text:span text:style-name="T5">JOIN</text:span><text:span text:style-name="T1"> DimProductCategory</text:span></text:p>
      <text:p text:style-name="Standard" loext:marker-style-name="T1"><text:span text:style-name="T1"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P2" loext:marker-style-name="T1"/>
      <text:p text:style-name="Standard" loext:marker-style-name="T1"><text:span text:style-name="T3">-- JOINs - Aula 17:</text:span><text:span text:style-name="T1"/></text:p>
      <text:p text:style-name="Standard" loext:marker-style-name="T1"><text:span text:style-name="T3">-- UNIO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5">*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F'</text:span></text:p>
      <text:p text:style-name="Standard" loext:marker-style-name="T1"><text:span text:style-name="T4">UNIO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5">*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M'</text:span></text:p>
      <text:p text:style-name="P2" loext:marker-style-name="T1"/>
      <text:p text:style-name="Standard" loext:marker-style-name="T1"><text:span text:style-name="T3">-- UNION ALL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FirstName</text:span><text:span text:style-name="T5">,</text:span></text:p>
      <text:p text:style-name="Standard" loext:marker-style-name="T1"><text:span text:style-name="T1"><text:tab/>BirthDat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F'</text:span></text:p>
      <text:p text:style-name="Standard" loext:marker-style-name="T1"><text:span text:style-name="T4">UNION</text:span><text:span text:style-name="T1"> </text:span><text:span text:style-name="T5">ALL</text:span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FirstName</text:span><text:span text:style-name="T5">,</text:span></text:p>
      <text:p text:style-name="Standard" loext:marker-style-name="T1"><text:span text:style-name="T1"><text:tab/>BirthDat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P15" loext:marker-style-name="T1">WHERE<text:span text:style-name="T12"> Gender </text:span><text:span text:style-name="T18">=</text:span><text:span text:style-name="T12"> </text:span><text:span text:style-name="T19">'M'</text:span></text:p>
      <text:p text:style-name="P15" loext:marker-style-name="T1"/>
      <text:p text:style-name="P15" loext:marker-style-name="T1"/>
      <text:p text:style-name="Standard" loext:marker-style-name="T1"><text:span text:style-name="T3">/*</text:span></text:p>
      <text:p text:style-name="P19" loext:marker-style-name="T1">MÓDULO <text:span text:style-name="T20">9</text:span>: EXERCÍCIOS</text:p>
      <text:p text:style-name="P2" loext:marker-style-name="T1"/>
      <text:p text:style-name="Standard" loext:marker-style-name="T1"><text:span text:style-name="T3">Os exercícios abaixo estão divididos de acordo com uma determinada tabela do Banco de Dados. Você pode utilizar o INNER JOIN para resolver todas as questões.</text:span><text:span text:style-name="T1"/></text:p>
      <text:p text:style-name="Standard" loext:marker-style-name="T1"><text:span text:style-name="T3">FACT SALES</text:span><text:span text:style-name="T1"/></text:p>
      <text:p text:style-name="Standard" loext:marker-style-name="T1"><text:span text:style-name="T3">1.a) Faça um resumo da quantidade vendida (Sales Quantity) de acordo com o nome do canal de vendas (ChannelName). Você deve ordenar a tabela final de acordo com SalesQuantity, em ordem decrescente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hannel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hannelName </text:span><text:span text:style-name="T4">AS</text:span><text:span text:style-name="T1"> </text:span><text:span text:style-name="T6">'Canal de Venda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Total Vendido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hannel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channelKey </text:span><text:span text:style-name="T5">=</text:span><text:span text:style-name="T1"> DimChannel</text:span><text:span text:style-name="T5">.</text:span><text:span text:style-name="T1">ChannelKey</text:span></text:p>
      <text:p text:style-name="Standard" loext:marker-style-name="T1"><text:span text:style-name="T4">GROUP</text:span><text:span text:style-name="T1"> </text:span><text:span text:style-name="T4">BY</text:span><text:span text:style-name="T1"> Channel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P2" loext:marker-style-name="T1"/>
      <text:p text:style-name="Standard" loext:marker-style-name="T1"><text:soft-page-break/><text:span text:style-name="T3">/*</text:span><text:span text:style-name="T1"/></text:p>
      <text:p text:style-name="P2" loext:marker-style-name="T1"/>
      <text:p text:style-name="Standard" loext:marker-style-name="T1"><text:span text:style-name="T3">1.b) Faça um agrupamento mostrando a quantidade total vendida (Sales Quantity) e quantidade total devolvida (Return Quantity) de acordo com o nome das lojas (StoreName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Name </text:span><text:span text:style-name="T4">AS</text:span><text:span text:style-name="T1"> </text:span><text:span text:style-name="T6">'Loja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Total Vendido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ReturnQuantity</text:span><text:span text:style-name="T5">)</text:span><text:span text:style-name="T1"> </text:span><text:span text:style-name="T4">AS</text:span><text:span text:style-name="T1"> </text:span><text:span text:style-name="T6">'Total Devolvido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tor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StoreKey </text:span><text:span text:style-name="T5">=</text:span><text:span text:style-name="T1"> DimStore</text:span><text:span text:style-name="T5">.</text:span><text:span text:style-name="T1">StoreKey</text:span></text:p>
      <text:p text:style-name="Standard" loext:marker-style-name="T1"><text:span text:style-name="T4">GROUP</text:span><text:span text:style-name="T1"> </text:span><text:span text:style-name="T4">BY</text:span><text:span text:style-name="T1"> storeName </text:span></text:p>
      <text:p text:style-name="Standard" loext:marker-style-name="T1"><text:span text:style-name="T4">ORDER</text:span><text:span text:style-name="T1"> </text:span><text:span text:style-name="T4">BY</text:span><text:span text:style-name="T1"> storeName 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1.c) Faça um resumo do valor total vendido (Sales Amount) para cada mês (CalendarMonthLabel) e ano (CalendarYear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Dat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alendarYear </text:span><text:span text:style-name="T4">AS</text:span><text:span text:style-name="T1"> </text:span><text:span text:style-name="T6">'Ano'</text:span><text:span text:style-name="T5">,</text:span><text:span text:style-name="T1"> </text:span></text:p>
      <text:p text:style-name="Standard" loext:marker-style-name="T1"><text:span text:style-name="T1"><text:tab/>CalendarMonthLabel </text:span><text:span text:style-name="T4">AS</text:span><text:span text:style-name="T1"> </text:span><text:span text:style-name="T6">'Mês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Amount</text:span><text:span text:style-name="T5">)</text:span><text:span text:style-name="T1"> </text:span><text:span text:style-name="T4">AS</text:span><text:span text:style-name="T1"> </text:span><text:span text:style-name="T6">'Faturamento Total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Dat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DateKey </text:span><text:span text:style-name="T5">=</text:span><text:span text:style-name="T1"> DimDate</text:span><text:span text:style-name="T5">.</text:span><text:span text:style-name="T1">Datekey</text:span></text:p>
      <text:p text:style-name="Standard" loext:marker-style-name="T1"><text:span text:style-name="T4">GROUP</text:span><text:span text:style-name="T1"> </text:span><text:span text:style-name="T4">BY</text:span><text:span text:style-name="T1"> CalendarYear</text:span><text:span text:style-name="T5">,</text:span><text:span text:style-name="T1"> CalendarMonthLabel</text:span><text:span text:style-name="T5">,</text:span><text:span text:style-name="T1"> CalendarMonth</text:span></text:p>
      <text:p text:style-name="Standard" loext:marker-style-name="T1"><text:span text:style-name="T4">ORDER</text:span><text:span text:style-name="T1"> </text:span><text:span text:style-name="T4">BY</text:span><text:span text:style-name="T1"> CalendarMonth </text:span><text:span text:style-name="T4">A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 Você precisa fazer uma análise de vendas por produtos. O objetivo final é descobrir o valor total vendido (SalesQuantity) por produto.</text:span><text:span text:style-name="T1"/></text:p>
      <text:p text:style-name="Standard" loext:marker-style-name="T1"><text:span text:style-name="T3">2.a) Descubra qual é a cor de produto que mais é vendida (de acordo com SalesQuantity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r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GROUP</text:span><text:span text:style-name="T1"> </text:span><text:span text:style-name="T4">BY</text:span><text:span text:style-name="T1"> ColorName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b) Quantas cores tiveram uma quantidade vendida acima de 3.000.000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r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oft-page-break/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GROUP</text:span><text:span text:style-name="T1"> </text:span><text:span text:style-name="T4">BY</text:span><text:span text:style-name="T1"> ColorName</text:span></text:p>
      <text:p text:style-name="Standard" loext:marker-style-name="T1"><text:span text:style-name="T4">HAVING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5">&gt;=</text:span><text:span text:style-name="T1"> 3000000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3. Crie um agrupamento de quantidade vendida (SalesQuantity) por categoria do produto (ProductCategoryName). Obs: Você precisará fazer mais de 1 INNER JOIN, dado que a relação entre FactSales e DimProductCategory não é direta.</text:span><text:span text:style-name="T1"/></text:p>
      <text:p text:style-name="Standard" loext:marker-style-name="T1"><text:span text:style-name="T3">FACTONLINESALES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CategoryName </text:span><text:span text:style-name="T4">AS</text:span><text:span text:style-name="T1"> </text:span><text:span text:style-name="T6">'Categoria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 </text:span></text:p>
      <text:p text:style-name="Standard" loext:marker-style-name="T1"><text:span text:style-name="T1"><text:tab/><text:tab/></text:span><text:span text:style-name="T5">INNER</text:span><text:span text:style-name="T1"> </text:span><text:span text:style-name="T5">JOIN</text:span><text:span text:style-name="T1"> DimProductSubcategory </text:span></text:p>
      <text:p text:style-name="Standard" loext:marker-style-name="T1"><text:span text:style-name="T1"><text:tab/><text:tab/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1"><text:tab/><text:tab/><text:tab/><text:tab/></text:span><text:span text:style-name="T5">INNER</text:span><text:span text:style-name="T1"> </text:span><text:span text:style-name="T5">JOIN</text:span><text:span text:style-name="T1"> DimProductCategory</text:span></text:p>
      <text:p text:style-name="Standard" loext:marker-style-name="T1"><text:span text:style-name="T1"><text:tab/><text:tab/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CategoryName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4.a) Você deve fazer uma consulta à tabela FactOnlineSales e descobrir qual é o nome completo do cliente que mais realizou compras online (de acordo com a coluna SalesQuantity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Online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DimCustomer</text:span><text:span text:style-name="T5">.</text:span><text:span text:style-name="T1">CustomerKey</text:span><text:span text:style-name="T5">,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1"> </text:span><text:span text:style-name="T5">,</text:span><text:span text:style-name="T1"> </text:span></text:p>
      <text:p text:style-name="Standard" loext:marker-style-name="T1"><text:span text:style-name="T1"><text:tab/>LastName </text:span><text:span text:style-name="T4">AS</text:span><text:span text:style-name="T1"> </text:span><text:span text:style-name="T6">'Sobrenome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stomer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CustomerKey </text:span><text:span text:style-name="T5">=</text:span><text:span text:style-name="T1"> DimCustomer</text:span><text:span text:style-name="T5">.</text:span><text:span text:style-name="T1">CustomerKey</text:span></text:p>
      <text:p text:style-name="Standard" loext:marker-style-name="T1"><text:span text:style-name="T4">WHERE</text:span><text:span text:style-name="T1"> CustomerType </text:span><text:span text:style-name="T5">=</text:span><text:span text:style-name="T1"> </text:span><text:span text:style-name="T6">'Person'</text:span><text:span text:style-name="T1"> </text:span></text:p>
      <text:p text:style-name="Standard" loext:marker-style-name="T1"><text:span text:style-name="T4">GROUP</text:span><text:span text:style-name="T1"> </text:span><text:span text:style-name="T4">BY</text:span><text:span text:style-name="T1"> DimCustomer</text:span><text:span text:style-name="T5">.</text:span><text:span text:style-name="T1">CustomerKey</text:span><text:span text:style-name="T5">,</text:span><text:span text:style-name="T1"> FirstName</text:span><text:span text:style-name="T5">,</text:span><text:span text:style-name="T1"> Last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4.b) Feito isso, faça um agrupamento de produtos e descubra quais foram os top 10 produtos mais comprados pelo cliente da letra a, considerando o nome do produt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Sobrenome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WHERE</text:span><text:span text:style-name="T1"> CustomerKey </text:span><text:span text:style-name="T5">=</text:span><text:span text:style-name="T1"> 7665 <text:s/></text:span></text:p>
      <text:p text:style-name="Standard" loext:marker-style-name="T1"><text:soft-page-break/><text:span text:style-name="T4">GROUP</text:span><text:span text:style-name="T1"> </text:span><text:span text:style-name="T4">BY</text:span><text:span text:style-name="T1"> Product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5. Faça um resumo mostrando o total de produtos comprados (Sales Quantity) de acordo com o sexo dos clientes.</text:span><text:span text:style-name="T1"/></text:p>
      <text:p text:style-name="Standard" loext:marker-style-name="T1"><text:span text:style-name="T3">FACTEXCHANGERATE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Gender </text:span><text:span text:style-name="T4">AS</text:span><text:span text:style-name="T1"> </text:span><text:span text:style-name="T6">'Sex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stomer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CustomerKey </text:span><text:span text:style-name="T5">=</text:span><text:span text:style-name="T1"> DimCustomer</text:span><text:span text:style-name="T5">.</text:span><text:span text:style-name="T1">CustomerKey</text:span></text:p>
      <text:p text:style-name="Standard" loext:marker-style-name="T1"><text:span text:style-name="T4">WHERE</text:span><text:span text:style-name="T1"> Gender </text:span><text:span text:style-name="T5">IS</text:span><text:span text:style-name="T1"> </text:span><text:span text:style-name="T5">NOT</text:span><text:span text:style-name="T1"> </text:span><text:span text:style-name="T5">NULL</text:span><text:span text:style-name="T1"> <text:s/></text:span><text:span text:style-name="T3">-- Sem essa condição vem as empresas </text:span></text:p>
      <text:p text:style-name="Standard" loext:marker-style-name="T1"><text:span text:style-name="T4">GROUP</text:span><text:span text:style-name="T1"> </text:span><text:span text:style-name="T4">BY</text:span><text:span text:style-name="T1"> Gender 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6. Faça uma tabela resumo mostrando a taxa de câmbio média de acordo com cada CurrencyDescription. A tabela final deve conter apenas taxas entre 10 e 100.</text:span><text:span text:style-name="T1"/></text:p>
      <text:p text:style-name="Standard" loext:marker-style-name="T1"><text:span text:style-name="T3">FACTSTRATEGYPLAN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ExchangeRate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urrency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urrencyDescription</text:span><text:span text:style-name="T5">,</text:span></text:p>
      <text:p text:style-name="Standard" loext:marker-style-name="T1"><text:span text:style-name="T1"><text:tab/></text:span><text:span text:style-name="T17">AVG</text:span><text:span text:style-name="T5">(</text:span><text:span text:style-name="T1">AverageRate</text:span><text:span text:style-name="T5">)</text:span><text:span text:style-name="T1"> </text:span><text:span text:style-name="T4">AS</text:span><text:span text:style-name="T1"> </text:span><text:span text:style-name="T6">'Taxa Média'</text:span><text:span text:style-name="T1"> <text:s text:c="2"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ExchangeRate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rrency </text:span></text:p>
      <text:p text:style-name="Standard" loext:marker-style-name="T1"><text:span text:style-name="T1"><text:tab/></text:span><text:span text:style-name="T4">ON</text:span><text:span text:style-name="T1"> FactExchangeRate</text:span><text:span text:style-name="T5">.</text:span><text:span text:style-name="T1">CurrencyKey </text:span><text:span text:style-name="T5">=</text:span><text:span text:style-name="T1"> DimCurrency</text:span><text:span text:style-name="T5">.</text:span><text:span text:style-name="T1">CurrencyKey</text:span></text:p>
      <text:p text:style-name="Standard" loext:marker-style-name="T1"><text:span text:style-name="T4">GROUP</text:span><text:span text:style-name="T1"> </text:span><text:span text:style-name="T4">BY</text:span><text:span text:style-name="T1"> CurrencyDescription</text:span></text:p>
      <text:p text:style-name="Standard" loext:marker-style-name="T1"><text:span text:style-name="T4">HAVING</text:span><text:span text:style-name="T1"> </text:span><text:span text:style-name="T17">AVG</text:span><text:span text:style-name="T5">(</text:span><text:span text:style-name="T1">AverageRate</text:span><text:span text:style-name="T5">)</text:span><text:span text:style-name="T1"> </text:span><text:span text:style-name="T5">BETWEEN</text:span><text:span text:style-name="T1"> 10 </text:span><text:span text:style-name="T5">AND</text:span><text:span text:style-name="T1"> 100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7. Calcule a SOMA TOTAL de AMOUNT referente à tabela FactStrategyPlan destinado aos cenários: Actual e Budget.</text:span><text:span text:style-name="T1"/></text:p>
      <text:p text:style-name="Standard" loext:marker-style-name="T1"><text:span text:style-name="T3">Dica: A tabela DimScenario será importante para esse exercíci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cenario</text:span></text:p>
      <text:p text:style-name="Standard" loext:marker-style-name="T1"><text:span text:style-name="T3">-- Usando &lt;&gt;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cenarioName </text:span><text:span text:style-name="T4">AS</text:span><text:span text:style-name="T1"> </text:span><text:span text:style-name="T6">'Cenari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4">GROUP</text:span><text:span text:style-name="T1"> </text:span><text:span text:style-name="T4">BY</text:span><text:span text:style-name="T1"> ScenarioName</text:span></text:p>
      <text:p text:style-name="Standard" loext:marker-style-name="T1"><text:span text:style-name="T4">HAVING</text:span><text:span text:style-name="T1"> ScenarioName </text:span><text:span text:style-name="T5">&lt;&gt;</text:span><text:span text:style-name="T1"> </text:span><text:span text:style-name="T6">'Forecast'</text:span></text:p>
      <text:p text:style-name="P2" loext:marker-style-name="T1"/>
      <text:p text:style-name="Standard" loext:marker-style-name="T1"><text:span text:style-name="T3">-- Usando IN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cenarioName </text:span><text:span text:style-name="T4">AS</text:span><text:span text:style-name="T1"> </text:span><text:span text:style-name="T6">'Cenari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4">GROUP</text:span><text:span text:style-name="T1"> </text:span><text:span text:style-name="T4">BY</text:span><text:span text:style-name="T1"> ScenarioName</text:span></text:p>
      <text:p text:style-name="Standard" loext:marker-style-name="T1"><text:span text:style-name="T4">HAVING</text:span><text:span text:style-name="T1"> ScenarioName </text:span><text:span text:style-name="T5">IN</text:span><text:span text:style-name="T4"> </text:span><text:span text:style-name="T5">(</text:span><text:span text:style-name="T6">'Actual'</text:span><text:span text:style-name="T5">,</text:span><text:span text:style-name="T1"> </text:span><text:span text:style-name="T6">'Budget'</text:span><text:span text:style-name="T5">)</text:span></text:p>
      <text:p text:style-name="Standard" loext:marker-style-name="T1"><text:soft-page-break/><text:span text:style-name="T3">/*</text:span><text:span text:style-name="T1"/></text:p>
      <text:p text:style-name="P2" loext:marker-style-name="T1"/>
      <text:p text:style-name="Standard" loext:marker-style-name="T1"><text:span text:style-name="T3">8. Faça uma tabela resumo mostrando o resultado do planejamento estratégico por ano.</text:span><text:span text:style-name="T1"/></text:p>
      <text:p text:style-name="Standard" loext:marker-style-name="T1"><text:span text:style-name="T3">DIMPRODUCT/DIMPRODUCTSUBCATEGORY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Dat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alendarYear </text:span><text:span text:style-name="T4">AS</text:span><text:span text:style-name="T1"> </text:span><text:span text:style-name="T6">'An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Date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Datekey </text:span><text:span text:style-name="T5">=</text:span><text:span text:style-name="T1"> DimDate</text:span><text:span text:style-name="T5">.</text:span><text:span text:style-name="T1">Datekey</text:span></text:p>
      <text:p text:style-name="Standard" loext:marker-style-name="T1"><text:span text:style-name="T4">GROUP</text:span><text:span text:style-name="T1"> </text:span><text:span text:style-name="T4">BY</text:span><text:span text:style-name="T1"> CalendarYear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9. Faça um agrupamento de quantidade de produtos por ProductSubcategoryName. Leve em consideração em sua análise apenas a marca Contoso e a cor Silver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 </text:span></text:p>
      <text:p text:style-name="Standard" loext:marker-style-name="T1"><text:span text:style-name="T3">-- Com filtro WHERE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WHERE</text:span><text:span text:style-name="T1"> BrandName </text:span><text:span text:style-name="T5">=</text:span><text:span text:style-name="T1"> </text:span><text:span text:style-name="T6">'Contoso'</text:span><text:span text:style-name="T1"> </text:span><text:span text:style-name="T5">AND</text:span><text:span text:style-name="T1"> ColorName </text:span><text:span text:style-name="T5">=</text:span><text:span text:style-name="T1"> </text:span><text:span text:style-name="T6">'Silver'</text:span><text:span text:style-name="T1">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 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10. Faça um agrupamento duplo de quantidade de produtos por BrandName e ProductSubcategoryName. A tabela final deverá ser ordenada de acordo com a coluna BrandName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text:span text:style-name="T1"> 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BrandName</text:span><text:span text:style-name="T5">,</text:span><text:span text:style-name="T1"> ProductSubcategoryName </text:span></text:p>
      <text:p text:style-name="Standard" loext:marker-style-name="T1"><text:span text:style-name="T4">ORDER</text:span><text:span text:style-name="T1"> </text:span><text:span text:style-name="T4">BY</text:span><text:span text:style-name="T1"> BrandName </text:span><text:span text:style-name="T4">ASC</text:span></text:p>
      <text:p text:style-name="P2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><text:soft-page-break/>/<text:span text:style-name="T21">*</text:span></text:p>
      <text:p text:style-name="P20" loext:marker-style-name="T1">MÓDULO <text:span text:style-name="T21">10</text:span>: <text:span text:style-name="T21">Variáveis</text:span></text:p>
      <text:p text:style-name="P20" loext:marker-style-name="T1"><text:s/></text:p>
      <text:p text:style-name="P3" loext:marker-style-name="T1">-- [SQL Server] Variáveis</text:p>
      <text:p text:style-name="Standard" loext:marker-style-name="T1"><text:span text:style-name="T3">-- Aula 2 de 23: Tipos de Dados</text:span><text:span text:style-name="T1"/></text:p>
      <text:p text:style-name="P2" loext:marker-style-name="T1"/>
      <text:p text:style-name="Standard" loext:marker-style-name="T1"><text:span text:style-name="T3">/* </text:span><text:span text:style-name="T1"/></text:p>
      <text:p text:style-name="P21" loext:marker-style-name="T1"><text:span text:style-name="T22">Tipos de dados</text:span><text:span text:style-name="T23"/></text:p>
      <text:p text:style-name="P2" loext:marker-style-name="T1"/>
      <text:p text:style-name="Standard" loext:marker-style-name="T1"><text:span text:style-name="T3">O tipo de dado é a maneira como o SQL consegue diferenciar cada valor dentro de um banco de dados.</text:span><text:span text:style-name="T1"/></text:p>
      <text:p text:style-name="P2" loext:marker-style-name="T1"/>
      <text:p text:style-name="Standard" loext:marker-style-name="T1"><text:span text:style-name="T3">a) Inteiro </text:span><text:span text:style-name="T1"/></text:p>
      <text:p text:style-name="Standard" loext:marker-style-name="T1"><text:span text:style-name="T3">Exemplos:</text:span><text:span text:style-name="T1"> </text:span><text:span text:style-name="T3">1, 100, 569</text:span></text:p>
      <text:p text:style-name="Standard" loext:marker-style-name="T1"><text:span text:style-name="T3">Como o SQL entende um número inteiro: INT</text:span></text:p>
      <text:p text:style-name="P2" loext:marker-style-name="T1"/>
      <text:p text:style-name="Standard" loext:marker-style-name="T1"><text:span text:style-name="T3">b) Decimal</text:span></text:p>
      <text:p text:style-name="Standard" loext:marker-style-name="T1"><text:span text:style-name="T3">Exemplos:</text:span><text:span text:style-name="T1"> </text:span><text:span text:style-name="T3">10.33, 90.91, 410.787</text:span></text:p>
      <text:p text:style-name="Standard" loext:marker-style-name="T1"><text:span text:style-name="T3">Como o SQL entende um número decimal: FLOAT</text:span></text:p>
      <text:p text:style-name="Standard" loext:marker-style-name="T1"><text:span text:style-name="T3">Como o SQL entende um número decimal: DECIMAL(N, M)</text:span><text:span text:style-name="T1"/></text:p>
      <text:p text:style-name="Standard" loext:marker-style-name="T1"><text:span text:style-name="T3">N é a quantidade de dígitos que o númeto pode ter, incluindo casas decimais</text:span></text:p>
      <text:p text:style-name="Standard" loext:marker-style-name="T1"><text:span text:style-name="T3">M é o número máximo de casas decimais</text:span><text:span text:style-name="T1"/></text:p>
      <text:p text:style-name="P2" loext:marker-style-name="T1"/>
      <text:p text:style-name="Standard" loext:marker-style-name="T1"><text:span text:style-name="T3">c) Texto/String</text:span><text:span text:style-name="T1"/></text:p>
      <text:p text:style-name="Standard" loext:marker-style-name="T1"><text:span text:style-name="T3">Exemplos:</text:span><text:span text:style-name="T1"> </text:span><text:span text:style-name="T3">'Carla', 'Motorola', 'Pastel', '44'</text:span></text:p>
      <text:p text:style-name="Standard" loext:marker-style-name="T1"><text:span text:style-name="T3">Como o SQL entende um texto: VARCHAR(N)</text:span></text:p>
      <text:p text:style-name="Standard" loext:marker-style-name="T1"><text:span text:style-name="T3">N é o número de caracteres que o texto pode ter</text:span></text:p>
      <text:p text:style-name="P2" loext:marker-style-name="T1"/>
      <text:p text:style-name="Standard" loext:marker-style-name="T1"><text:span text:style-name="T3">d) Data</text:span><text:span text:style-name="T1"/></text:p>
      <text:p text:style-name="Standard" loext:marker-style-name="T1"><text:span text:style-name="T3">Exemplos:</text:span><text:span text:style-name="T1"> </text:span><text:span text:style-name="T3">'01/01/2021', '23/03/2021'</text:span></text:p>
      <text:p text:style-name="Standard" loext:marker-style-name="T1"><text:span text:style-name="T3">Como o SQL entende uma data/hora: DATETIME</text:span></text:p>
      <text:p text:style-name="Standard" loext:marker-style-name="T1"><text:span text:style-name="T3">Como o SQL entende uma data: DATE</text:span><text:span text:style-name="T1"/></text:p>
      <text:p text:style-name="Standard" loext:marker-style-name="T1"><text:span text:style-name="T3">*/</text:span></text:p>
      <text:p text:style-name="P3" loext:marker-style-name="T1"/>
      <text:p text:style-name="Standard" loext:marker-style-name="T1"><text:span text:style-name="T3">-- Aula 3 de 23: Operações Básicas</text:span></text:p>
      <text:p text:style-name="Standard" loext:marker-style-name="T1"><text:span text:style-name="T3">-- Operações básicas</text:span></text:p>
      <text:p text:style-name="Standard" loext:marker-style-name="T1"><text:span text:style-name="T4">SELECT</text:span><text:span text:style-name="T1"> 10 </text:span><text:span text:style-name="T4">AS</text:span><text:span text:style-name="T1"> </text:span><text:span text:style-name="T6">'Número'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6">'Marcus'</text:span><text:span text:style-name="T1"> </text:span><text:span text:style-name="T4">AS</text:span><text:span text:style-name="T1"> </text:span><text:span text:style-name="T6">'Nome'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6">'21/06/2021'</text:span><text:span text:style-name="T1"> </text:span><text:span text:style-name="T4">AS</text:span><text:span text:style-name="T1"> </text:span><text:span text:style-name="T6">'Data'</text:span></text:p>
      <text:p text:style-name="P2" loext:marker-style-name="T1"/>
      <text:p text:style-name="Standard" loext:marker-style-name="T1"><text:span text:style-name="T3">-- Operações com números</text:span><text:span text:style-name="T1"/></text:p>
      <text:p text:style-name="Standard" loext:marker-style-name="T1"><text:span text:style-name="T4">SELECT</text:span><text:span text:style-name="T1"> 10</text:span><text:span text:style-name="T5">+</text:span><text:span text:style-name="T1">20</text:span></text:p>
      <text:p text:style-name="Standard" loext:marker-style-name="T1"><text:span text:style-name="T4">SELECT</text:span><text:span text:style-name="T1"> 20</text:span><text:span text:style-name="T5">-</text:span><text:span text:style-name="T1">5</text:span></text:p>
      <text:p text:style-name="Standard" loext:marker-style-name="T1"><text:span text:style-name="T4">SELECT</text:span><text:span text:style-name="T1"> 31</text:span><text:span text:style-name="T5">*</text:span><text:span text:style-name="T1">40</text:span></text:p>
      <text:p text:style-name="Standard" loext:marker-style-name="T1"><text:span text:style-name="T4">SELECT</text:span><text:span text:style-name="T1"> 431.0</text:span><text:span text:style-name="T5">/</text:span><text:span text:style-name="T1">23</text:span></text:p>
      <text:p text:style-name="P2" loext:marker-style-name="T1"/>
      <text:p text:style-name="Standard" loext:marker-style-name="T1"><text:span text:style-name="T3">-- Operações com textos</text:span><text:span text:style-name="T1"/></text:p>
      <text:p text:style-name="Standard" loext:marker-style-name="T1"><text:span text:style-name="T4">SELECT</text:span><text:span text:style-name="T1"> </text:span><text:span text:style-name="T6">'SQL'</text:span><text:span text:style-name="T1"> </text:span><text:span text:style-name="T5">+</text:span><text:span text:style-name="T1"> </text:span><text:span text:style-name="T6">' '</text:span><text:span text:style-name="T1"> </text:span><text:span text:style-name="T5">+</text:span><text:span text:style-name="T1"> </text:span><text:span text:style-name="T6">'Impressionador'</text:span></text:p>
      <text:p text:style-name="P2" loext:marker-style-name="T1"/>
      <text:p text:style-name="Standard" loext:marker-style-name="T1"><text:span text:style-name="T3">-- Operações com datas</text:span><text:span text:style-name="T1"/></text:p>
      <text:p text:style-name="Standard" loext:marker-style-name="T1"><text:span text:style-name="T4">SELECT</text:span><text:span text:style-name="T1"> </text:span><text:span text:style-name="T6">'21/03/2021'</text:span><text:span text:style-name="T1"> </text:span><text:span text:style-name="T5">+</text:span><text:span text:style-name="T1"> 1</text:span></text:p>
      <text:p text:style-name="Standard" loext:marker-style-name="T1"><text:span text:style-name="T3"/></text:p>
      <text:p text:style-name="Standard" loext:marker-style-name="T1"><text:span text:style-name="T3">-- Aula 4 de 23: SQL_VARIANT_PROPERTY - Identificando o tipo de um dado</text:span><text:span text:style-name="T1"/></text:p>
      <text:p text:style-name="Standard" loext:marker-style-name="T1"><text:span text:style-name="T4">SELECT</text:span><text:span text:style-name="T1"> 10 </text:span><text:span text:style-name="T4">AS</text:span><text:span text:style-name="T1"> </text:span><text:span text:style-name="T6">'Número'</text:span></text:p>
      <text:p text:style-name="Standard" loext:marker-style-name="T1"><text:span text:style-name="T4">SELECT</text:span><text:span text:style-name="T1"> 49.50 </text:span><text:span text:style-name="T4">AS</text:span><text:span text:style-name="T1"> </text:span><text:span text:style-name="T6">'Decimal'</text:span></text:p>
      <text:p text:style-name="Standard" loext:marker-style-name="T1"><text:span text:style-name="T4">SELECT</text:span><text:span text:style-name="T1"> </text:span><text:span text:style-name="T6">'Marcus'</text:span><text:span text:style-name="T1"> </text:span><text:span text:style-name="T4">AS</text:span><text:span text:style-name="T1"> </text:span><text:span text:style-name="T6">'Nome'</text:span></text:p>
      <text:p text:style-name="Standard" loext:marker-style-name="T1"><text:span text:style-name="T4">SELECT</text:span><text:span text:style-name="T1"> </text:span><text:span text:style-name="T6">'20/06/2021'</text:span><text:span text:style-name="T1"> </text:span><text:span text:style-name="T4">AS</text:span><text:span text:style-name="T1"> </text:span><text:span text:style-name="T6">'Data'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1">10</text:span><text:span text:style-name="T5">,</text:span><text:span text:style-name="T1"> </text:span><text:span text:style-name="T6">'BaseType'</text:span><text:span text:style-name="T5">)</text:span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1">49.50</text:span><text:span text:style-name="T5">,</text:span><text:span text:style-name="T1"> </text:span><text:span text:style-name="T6">'BaseType'</text:span><text:span text:style-name="T5">)</text:span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6">'Marcus'</text:span><text:span text:style-name="T5">,</text:span><text:span text:style-name="T1"> </text:span><text:span text:style-name="T6">'BaseType'</text:span><text:span text:style-name="T5">)</text:span></text:p>
      <text:p text:style-name="P2" loext:marker-style-name="T1"><text:span text:style-name="T24">SELECT</text:span> <text:span text:style-name="T25">SQL_VARIANT_PROPERTY</text:span><text:span text:style-name="T18">(</text:span><text:span text:style-name="T19">'20/06/2021'</text:span><text:span text:style-name="T18">,</text:span> <text:span text:style-name="T19">'BaseType'</text:span><text:span text:style-name="T18">)</text:span></text:p>
      <text:p text:style-name="Standard" loext:marker-style-name="T1"><text:soft-page-break/><text:span text:style-name="T3">-- Aula 5 de 23: CAST - Especificando o tipo de um dado</text:span></text:p>
      <text:p text:style-name="P2" loext:marker-style-name="T1"/>
      <text:p text:style-name="Standard" loext:marker-style-name="T1"><text:span text:style-name="T3">-- 1) CAST: Função para especificar o tipo dos valores.</text:span><text:span text:style-name="T1"/></text:p>
      <text:p text:style-name="Standard" loext:marker-style-name="T1"><text:span text:style-name="T3">-- int: inteiro, float: decimal, varchar: string/texto, datetime: data e hora</text:span><text:span text:style-name="T1"/></text:p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1">21.45 </text:span><text:span text:style-name="T4">AS</text:span><text:span text:style-name="T1"> </text:span><text:span text:style-name="T4">int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1">21.45 </text:span><text:span text:style-name="T4">AS</text:span><text:span text:style-name="T1"> </text:span><text:span text:style-name="T4">float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1">18.7 </text:span><text:span text:style-name="T4">AS</text:span><text:span text:style-name="T1"> </text:span><text:span text:style-name="T4">varchar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6">'15.6'</text:span><text:span text:style-name="T1"> </text:span><text:span text:style-name="T4">AS</text:span><text:span text:style-name="T1"> </text:span><text:span text:style-name="T4">float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6">'31/05/2014'</text:span><text:span text:style-name="T1"> </text:span><text:span text:style-name="T4">AS</text:span><text:span text:style-name="T1"> </text:span><text:span text:style-name="T4">datetime</text:span><text:span text:style-name="T5">)</text:span></text:p>
      <text:p text:style-name="P2" loext:marker-style-name="T1"/>
      <text:p text:style-name="Standard" loext:marker-style-name="T1"><text:span text:style-name="T3">-- Exemplo 1: Crie uma consulta juntando o texto 'O preço do produto é: ' com o valor 30.99</text:span><text:span text:style-name="T1"/></text:p>
      <text:p text:style-name="Standard" loext:marker-style-name="T1"><text:span text:style-name="T4">SELECT</text:span><text:span text:style-name="T1"> </text:span><text:span text:style-name="T6">'O preço do produto é: '</text:span><text:span text:style-name="T1"> </text:span><text:span text:style-name="T5">+</text:span><text:span text:style-name="T1"> </text:span><text:span text:style-name="T17">CAST</text:span><text:span text:style-name="T5">(</text:span><text:span text:style-name="T1">30.99 </text:span><text:span text:style-name="T4">AS</text:span><text:span text:style-name="T1"> </text:span><text:span text:style-name="T4">VARCHAR</text:span><text:span text:style-name="T5">(</text:span><text:span text:style-name="T1">30</text:span><text:span text:style-name="T5">))</text:span></text:p>
      <text:p text:style-name="P2" loext:marker-style-name="T1"/>
      <text:p text:style-name="Standard" loext:marker-style-name="T1"><text:span text:style-name="T3">-- Exemplo 2: Adicione 1 dia à data '20/06/2021'</text:span><text:span text:style-name="T1"/></text:p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6">'20/06/2021'</text:span><text:span text:style-name="T1"> </text:span><text:span text:style-name="T4">AS</text:span><text:span text:style-name="T1"> </text:span><text:span text:style-name="T4">DATETIME</text:span><text:span text:style-name="T5">)</text:span><text:span text:style-name="T1"> </text:span><text:span text:style-name="T5">+</text:span><text:span text:style-name="T1"> 1</text:span></text:p>
      <text:p text:style-name="P14" loext:marker-style-name="T1"><text:span text:style-name="T3"/></text:p>
      <text:p text:style-name="Standard" loext:marker-style-name="T1"><text:span text:style-name="T3">-- Aula 6 de 23: FORMAT - Formatação de dados personalizada</text:span><text:span text:style-name="T1"/></text:p>
      <text:p text:style-name="P2" loext:marker-style-name="T1"/>
      <text:p text:style-name="Standard" loext:marker-style-name="T1"><text:span text:style-name="T3">--FORMAT: Função para formatação de valores no SQL</text:span><text:span text:style-name="T1"/></text:p>
      <text:p text:style-name="Standard" loext:marker-style-name="T1"><text:span text:style-name="T3">-- a) Numéricos:</text:span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">1000</text:span><text:span text:style-name="T5">,</text:span><text:span text:style-name="T1"> </text:span><text:span text:style-name="T6">'N'</text:span><text:span text:style-name="T5">)</text:span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">1000</text:span><text:span text:style-name="T5">,</text:span><text:span text:style-name="T1"> </text:span><text:span text:style-name="T6">'G'</text:span><text:span text:style-name="T5">)</text:span></text:p>
      <text:p text:style-name="P2" loext:marker-style-name="T1"/>
      <text:p text:style-name="Standard" loext:marker-style-name="T1"><text:span text:style-name="T3">-- b) Personalizados:</text:span><text:span text:style-name="T1"/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">123456789</text:span><text:span text:style-name="T5">,</text:span><text:span text:style-name="T1"> </text:span><text:span text:style-name="T6">'###-##-####'</text:span><text:span text:style-name="T5">)</text:span></text:p>
      <text:p text:style-name="P2" loext:marker-style-name="T1"/>
      <text:p text:style-name="Standard" loext:marker-style-name="T1"><text:span text:style-name="T3">-- c) Data:</text:span><text:span text:style-name="T1"/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7">CAST</text:span><text:span text:style-name="T5">(</text:span><text:span text:style-name="T6">'21/03/2021'</text:span><text:span text:style-name="T1"> </text:span><text:span text:style-name="T4">AS</text:span><text:span text:style-name="T1"> </text:span><text:span text:style-name="T4">DATETIME</text:span><text:span text:style-name="T5">),</text:span><text:span text:style-name="T1"> </text:span><text:span text:style-name="T6">'dd/MM/yyyy'</text:span><text:span text:style-name="T5">)</text:span></text:p>
      <text:p text:style-name="P2" loext:marker-style-name="T1"/>
      <text:p text:style-name="P2" loext:marker-style-name="T1"/>
      <text:p text:style-name="Standard" loext:marker-style-name="T1"><text:span text:style-name="T3">-- SQL_VARIANT_PROPERTY</text:span><text:span text:style-name="T1"/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6">'31/05/2014'</text:span><text:span text:style-name="T5">,</text:span><text:span text:style-name="T1"> </text:span><text:span text:style-name="T6">'BaseType'</text:span><text:span text:style-name="T5">)</text:span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17">CAST</text:span><text:span text:style-name="T5">(</text:span><text:span text:style-name="T6">'31/05/2014'</text:span><text:span text:style-name="T1"> </text:span><text:span text:style-name="T4">AS</text:span><text:span text:style-name="T1"> </text:span><text:span text:style-name="T4">datetime</text:span><text:span text:style-name="T5">),</text:span><text:span text:style-name="T1"> </text:span><text:span text:style-name="T6">'BaseType'</text:span><text:span text:style-name="T5">)</text:span></text:p>
      <text:p text:style-name="P14" loext:marker-style-name="T1"><text:span text:style-name="T3"/></text:p>
      <text:p text:style-name="Standard" loext:marker-style-name="T1"><text:span text:style-name="T3">-- Aula 7 de 23: ROUND, FLOOR e CEILING - Funções de Arredondamento</text:span><text:span text:style-name="T1"/></text:p>
      <text:p text:style-name="P2" loext:marker-style-name="T1"/>
      <text:p text:style-name="Standard" loext:marker-style-name="T1"><text:span text:style-name="T3">-- Operações com números</text:span><text:span text:style-name="T1"/></text:p>
      <text:p text:style-name="Standard" loext:marker-style-name="T1"><text:span text:style-name="T4">SELECT</text:span><text:span text:style-name="T1"> 10</text:span><text:span text:style-name="T5">+</text:span><text:span text:style-name="T1">20</text:span></text:p>
      <text:p text:style-name="Standard" loext:marker-style-name="T1"><text:span text:style-name="T4">SELECT</text:span><text:span text:style-name="T1"> 20</text:span><text:span text:style-name="T5">-</text:span><text:span text:style-name="T1">5</text:span></text:p>
      <text:p text:style-name="Standard" loext:marker-style-name="T1"><text:span text:style-name="T4">SELECT</text:span><text:span text:style-name="T1"> 31</text:span><text:span text:style-name="T5">*</text:span><text:span text:style-name="T1">40</text:span></text:p>
      <text:p text:style-name="Standard" loext:marker-style-name="T1"><text:span text:style-name="T4">SELECT</text:span><text:span text:style-name="T1"> 431.0</text:span><text:span text:style-name="T5">/</text:span><text:span text:style-name="T1">23</text:span></text:p>
      <text:p text:style-name="P2" loext:marker-style-name="T1"/>
      <text:p text:style-name="Standard" loext:marker-style-name="T1"><text:span text:style-name="T3">-- ROUND</text:span><text:span text:style-name="T1"/></text:p>
      <text:p text:style-name="Standard" loext:marker-style-name="T1"><text:span text:style-name="T4">SELECT</text:span><text:span text:style-name="T1"> </text:span><text:span text:style-name="T17">ROUND</text:span><text:span text:style-name="T5">(</text:span><text:span text:style-name="T1">18.739130</text:span><text:span text:style-name="T5">,</text:span><text:span text:style-name="T1"> 2</text:span><text:span text:style-name="T5">)</text:span></text:p>
      <text:p text:style-name="P2" loext:marker-style-name="T1"/>
      <text:p text:style-name="Standard" loext:marker-style-name="T1"><text:span text:style-name="T3">-- ROUND (Truncar)</text:span><text:span text:style-name="T1"/></text:p>
      <text:p text:style-name="Standard" loext:marker-style-name="T1"><text:span text:style-name="T4">SELECT</text:span><text:span text:style-name="T1"> </text:span><text:span text:style-name="T17">ROUND</text:span><text:span text:style-name="T5">(</text:span><text:span text:style-name="T1">18.739130</text:span><text:span text:style-name="T5">,</text:span><text:span text:style-name="T1"> 2</text:span><text:span text:style-name="T5">,</text:span><text:span text:style-name="T1"> 1</text:span><text:span text:style-name="T5">)</text:span></text:p>
      <text:p text:style-name="P2" loext:marker-style-name="T1"/>
      <text:p text:style-name="Standard" loext:marker-style-name="T1"><text:span text:style-name="T3">-- FLOOR</text:span><text:span text:style-name="T1"/></text:p>
      <text:p text:style-name="Standard" loext:marker-style-name="T1"><text:span text:style-name="T4">SELECT</text:span><text:span text:style-name="T1"> </text:span><text:span text:style-name="T17">FLOOR</text:span><text:span text:style-name="T5">(</text:span><text:span text:style-name="T1">18.739130</text:span><text:span text:style-name="T5">)</text:span></text:p>
      <text:p text:style-name="P2" loext:marker-style-name="T1"/>
      <text:p text:style-name="Standard" loext:marker-style-name="T1"><text:span text:style-name="T3">-- CEILING</text:span><text:span text:style-name="T1"/></text:p>
      <text:p text:style-name="Standard" loext:marker-style-name="T1"><text:span text:style-name="T4">SELECT</text:span><text:span text:style-name="T1"> </text:span><text:span text:style-name="T17">CEILING</text:span><text:span text:style-name="T5">(</text:span><text:span text:style-name="T1">18.739130</text:span><text:span text:style-name="T5">)</text:span></text:p>
      <text:p text:style-name="P14" loext:marker-style-name="T1"><text:span text:style-name="T1"><text:s/></text:span></text:p>
      <text:p text:style-name="Standard" loext:marker-style-name="T1"><text:span text:style-name="T3">-- Aula 8 de 23: DECLARE e SET Declarando uma variável</text:span><text:span text:style-name="T1"/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Declarando Variáveis </text:span><text:span text:style-name="T1"/></text:p>
      <text:p text:style-name="P2" loext:marker-style-name="T1"/>
      <text:p text:style-name="Standard" loext:marker-style-name="T1"><text:span text:style-name="T3">1) O que é uma variável?</text:span><text:span text:style-name="T1"/></text:p>
      <text:p text:style-name="Standard" loext:marker-style-name="T1"><text:soft-page-break/><text:span text:style-name="T3">Uma variável é um objeto que armazena o valor de um dado.</text:span><text:span text:style-name="T1"/></text:p>
      <text:p text:style-name="P2" loext:marker-style-name="T1"/>
      <text:p text:style-name="Standard" loext:marker-style-name="T1"><text:span text:style-name="T3">2. Estrutura</text:span><text:span text:style-name="T1"/></text:p>
      <text:p text:style-name="P2" loext:marker-style-name="T1"/>
      <text:p text:style-name="Standard" loext:marker-style-name="T1"><text:span text:style-name="T3">DECLARE @var tipo</text:span><text:span text:style-name="T1"/></text:p>
      <text:p text:style-name="Standard" loext:marker-style-name="T1"><text:span text:style-name="T3">SET @var = valor</text:span><text:span text:style-name="T1"/></text:p>
      <text:p text:style-name="P2" loext:marker-style-name="T1"/>
      <text:p text:style-name="Standard" loext:marker-style-name="T1"><text:span text:style-name="T3">DECLARE @var1 INT, @var2 INT,</text:span><text:span text:style-name="T1"/></text:p>
      <text:p text:style-name="Standard" loext:marker-style-name="T1"><text:span text:style-name="T3"><text:tab/> @texto VARCHAR(MAX),</text:span><text:span text:style-name="T1"/></text:p>
      <text:p text:style-name="Standard" loext:marker-style-name="T1"><text:span text:style-name="T3"><text:tab/> @data DATETIME</text:span><text:span text:style-name="T1"/></text:p>
      <text:p text:style-name="Standard" loext:marker-style-name="T1"><text:span text:style-name="T3"><text:tab/></text:span><text:span text:style-name="T1"/></text:p>
      <text:p text:style-name="Standard" loext:marker-style-name="T1"><text:span text:style-name="T3">SET @var1 = 10</text:span><text:span text:style-name="T1"/></text:p>
      <text:p text:style-name="Standard" loext:marker-style-name="T1"><text:span text:style-name="T3">SET @var1 = 45</text:span><text:span text:style-name="T1"/></text:p>
      <text:p text:style-name="Standard" loext:marker-style-name="T1"><text:span text:style-name="T3">SET @texto = 'Um texto qualquer'</text:span><text:span text:style-name="T1"/></text:p>
      <text:p text:style-name="Standard" loext:marker-style-name="T1"><text:span text:style-name="T3">SET @data = '18/02/2021'</text:span><text:span text:style-name="T1"/></text:p>
      <text:p text:style-name="Standard" loext:marker-style-name="T1"><text:span text:style-name="T3">*/</text:span></text:p>
      <text:p text:style-name="P2" loext:marker-style-name="T1"/>
      <text:p text:style-name="Standard" loext:marker-style-name="T1"><text:span text:style-name="T4">SELECT</text:span><text:span text:style-name="T1"> 100 </text:span><text:span text:style-name="T5">*</text:span><text:span text:style-name="T1"> 8.99 </text:span><text:span text:style-name="T4">AS</text:span><text:span text:style-name="T1"> </text:span><text:span text:style-name="T6">'faturamento'</text:span></text:p>
      <text:p text:style-name="P2" loext:marker-style-name="T1"/>
      <text:p text:style-name="Standard" loext:marker-style-name="T1"><text:span text:style-name="T4">DECLARE</text:span><text:span text:style-name="T1"> @quantidade </text:span><text:span text:style-name="T4">AS</text:span><text:span text:style-name="T1"> </text:span><text:span text:style-name="T4">int</text:span><text:span text:style-name="T5">,</text:span><text:span text:style-name="T1"> @preco </text:span><text:span text:style-name="T4">AS</text:span><text:span text:style-name="T1"> </text:span><text:span text:style-name="T4">float</text:span></text:p>
      <text:p text:style-name="Standard" loext:marker-style-name="T1"><text:span text:style-name="T4">SET</text:span><text:span text:style-name="T1"> @quantidade </text:span><text:span text:style-name="T5">=</text:span><text:span text:style-name="T1"> 100</text:span></text:p>
      <text:p text:style-name="Standard" loext:marker-style-name="T1"><text:span text:style-name="T4">SET</text:span><text:span text:style-name="T1"> @preco </text:span><text:span text:style-name="T5">=</text:span><text:span text:style-name="T1"> 8.99</text:span></text:p>
      <text:p text:style-name="P2" loext:marker-style-name="T1"/>
      <text:p text:style-name="Standard" loext:marker-style-name="T1"><text:span text:style-name="T4">SELECT</text:span><text:span text:style-name="T1"> @quantidade </text:span><text:span text:style-name="T5">*</text:span><text:span text:style-name="T1"> @preco </text:span><text:span text:style-name="T4">AS</text:span><text:span text:style-name="T1"> </text:span><text:span text:style-name="T6">'faturamento'</text:span></text:p>
      <text:p text:style-name="Standard" loext:marker-style-name="T1"><text:span text:style-name="T3">-- Exemplo 1: Declare uma variável chamada 'idade' e armazene o valor 30</text:span></text:p>
      <text:p text:style-name="P2" loext:marker-style-name="T1"/>
      <text:p text:style-name="Standard" loext:marker-style-name="T1"><text:span text:style-name="T4">DECLARE</text:span><text:span text:style-name="T1"> @idade </text:span><text:span text:style-name="T4">AS</text:span><text:span text:style-name="T1"> </text:span><text:span text:style-name="T4">INT</text:span></text:p>
      <text:p text:style-name="Standard" loext:marker-style-name="T1"><text:span text:style-name="T4">SET</text:span><text:span text:style-name="T1"> @idade </text:span><text:span text:style-name="T5">=</text:span><text:span text:style-name="T1"> 30</text:span></text:p>
      <text:p text:style-name="Standard" loext:marker-style-name="T1"><text:span text:style-name="T4">SELECT</text:span><text:span text:style-name="T1"> @idade</text:span></text:p>
      <text:p text:style-name="P3" loext:marker-style-name="T1"/>
      <text:p text:style-name="P3" loext:marker-style-name="T1">-- Exemplo 2: Declare uma variável chamada 'preco' e armazene o valor 10.89</text:p>
      <text:p text:style-name="Standard" loext:marker-style-name="T1"><text:span text:style-name="T4">DECLARE</text:span><text:span text:style-name="T1"> @preco </text:span><text:span text:style-name="T4">AS</text:span><text:span text:style-name="T1"> </text:span><text:span text:style-name="T4">float</text:span></text:p>
      <text:p text:style-name="Standard" loext:marker-style-name="T1"><text:span text:style-name="T4">SET</text:span><text:span text:style-name="T1"> @preco </text:span><text:span text:style-name="T5">=</text:span><text:span text:style-name="T1"> 10.89</text:span></text:p>
      <text:p text:style-name="Standard" loext:marker-style-name="T1"><text:span text:style-name="T4">SELECT</text:span><text:span text:style-name="T1"> @preco</text:span></text:p>
      <text:p text:style-name="P2" loext:marker-style-name="T1"/>
      <text:p text:style-name="Standard" loext:marker-style-name="T1"><text:span text:style-name="T4">DECLARE</text:span><text:span text:style-name="T1"> @preco2 </text:span><text:span text:style-name="T4">AS</text:span><text:span text:style-name="T1"> </text:span><text:span text:style-name="T4">decimal</text:span><text:span text:style-name="T5">(</text:span><text:span text:style-name="T1">5</text:span><text:span text:style-name="T5">,</text:span><text:span text:style-name="T1"> 2</text:span><text:span text:style-name="T5">)</text:span></text:p>
      <text:p text:style-name="Standard" loext:marker-style-name="T1"><text:span text:style-name="T4">SET</text:span><text:span text:style-name="T1"> @preco2 </text:span><text:span text:style-name="T5">=</text:span><text:span text:style-name="T1"> 10.89</text:span></text:p>
      <text:p text:style-name="Standard" loext:marker-style-name="T1"><text:span text:style-name="T4">SELECT</text:span><text:span text:style-name="T1"> @preco2</text:span></text:p>
      <text:p text:style-name="P2" loext:marker-style-name="T1"/>
      <text:p text:style-name="Standard" loext:marker-style-name="T1"><text:span text:style-name="T3">-- Exemplo 3: Declare uma variável chamada 'nome' e armazene o valor 'Mateus'</text:span><text:span text:style-name="T1"/></text:p>
      <text:p text:style-name="Standard" loext:marker-style-name="T1"><text:span text:style-name="T4">DECLARE</text:span><text:span text:style-name="T1"> @nome </text:span><text:span text:style-name="T4">AS</text:span><text:span text:style-name="T1"> </text:span><text:span text:style-name="T4">varchar</text:span><text:span text:style-name="T5">(</text:span><text:span text:style-name="T1">50</text:span><text:span text:style-name="T5">)</text:span></text:p>
      <text:p text:style-name="Standard" loext:marker-style-name="T1"><text:span text:style-name="T4">SET</text:span><text:span text:style-name="T1"> @nome </text:span><text:span text:style-name="T5">=</text:span><text:span text:style-name="T1"> </text:span><text:span text:style-name="T6">'Mateus'</text:span></text:p>
      <text:p text:style-name="Standard" loext:marker-style-name="T1"><text:span text:style-name="T4">SELECT</text:span><text:span text:style-name="T1"> @nome</text:span></text:p>
      <text:p text:style-name="P2" loext:marker-style-name="T1"/>
      <text:p text:style-name="Standard" loext:marker-style-name="T1"><text:span text:style-name="T3">-- Exemplo 4: Declare uma variável chamada 'data' e armazene a data de hoje.</text:span><text:span text:style-name="T1"/></text:p>
      <text:p text:style-name="Standard" loext:marker-style-name="T1"><text:span text:style-name="T4">DECLARE</text:span><text:span text:style-name="T1"> @data </text:span><text:span text:style-name="T4">AS</text:span><text:span text:style-name="T1"> </text:span><text:span text:style-name="T4">datetime</text:span></text:p>
      <text:p text:style-name="Standard" loext:marker-style-name="T1"><text:span text:style-name="T4">SET</text:span><text:span text:style-name="T1"> @data </text:span><text:span text:style-name="T5">=</text:span><text:span text:style-name="T1"> </text:span><text:span text:style-name="T6">'2021-10-28'</text:span></text:p>
      <text:p text:style-name="Standard" loext:marker-style-name="T1"><text:span text:style-name="T4">SELECT</text:span><text:span text:style-name="T1"> @data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DAY</text:span><text:span text:style-name="T5">(</text:span><text:span text:style-name="T1">@data</text:span><text:span text:style-name="T5">)</text:span></text:p>
      <text:p text:style-name="P14" loext:marker-style-name="T1"><text:span text:style-name="T3"/></text:p>
      <text:p text:style-name="Standard" loext:marker-style-name="T1"><text:span text:style-name="T3">-- Aula 11 de 23: Utilizando uma variável em uma consulta (Parte 1)</text:span><text:span text:style-name="T1"/></text:p>
      <text:p text:style-name="P2" loext:marker-style-name="T1"/>
      <text:p text:style-name="Standard" loext:marker-style-name="T1"><text:span text:style-name="T3">-- Aplique um desconto de 10% em todos os preços dos produtos. Sua consulta final deve conter as colunas ProductKey, ProductName, UnitPrice e Preço com Desconto. </text:span><text:span text:style-name="T1"/></text:p>
      <text:p text:style-name="P2" loext:marker-style-name="T1"/>
      <text:p text:style-name="Standard" loext:marker-style-name="T1"><text:span text:style-name="T4">DECLARE</text:span><text:span text:style-name="T1"> @varDesconto </text:span><text:span text:style-name="T4">FLOAT</text:span></text:p>
      <text:p text:style-name="Standard" loext:marker-style-name="T1"><text:span text:style-name="T4">SET</text:span><text:span text:style-name="T1"> @varDesconto </text:span><text:span text:style-name="T5">=</text:span><text:span text:style-name="T1"> 0.1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Key </text:span><text:span text:style-name="T4">AS</text:span><text:span text:style-name="T1"> </text:span><text:span text:style-name="T6">'ID'</text:span><text:span text:style-name="T5">,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do Produto'</text:span><text:span text:style-name="T5">,</text:span></text:p>
      <text:p text:style-name="Standard" loext:marker-style-name="T1"><text:span text:style-name="T1"><text:tab/>UnitPrice </text:span><text:span text:style-name="T4">AS</text:span><text:span text:style-name="T1"> </text:span><text:span text:style-name="T6">'Preço'</text:span><text:span text:style-name="T5">,</text:span></text:p>
      <text:p text:style-name="Standard" loext:marker-style-name="T1"><text:span text:style-name="T1"><text:tab/>UnitPrice </text:span><text:span text:style-name="T5">*</text:span><text:span text:style-name="T4"> </text:span><text:span text:style-name="T5">(</text:span><text:span text:style-name="T1">1 </text:span><text:span text:style-name="T5">-</text:span><text:span text:style-name="T1"> @varDesconto</text:span><text:span text:style-name="T5">)</text:span><text:span text:style-name="T1"> </text:span><text:span text:style-name="T4">AS</text:span><text:span text:style-name="T1"> </text:span><text:span text:style-name="T6">'Preço com Desconto'</text:span></text:p>
      <text:p text:style-name="Standard" loext:marker-style-name="T1"><text:span text:style-name="T4">FROM</text:span><text:span text:style-name="T1"/></text:p>
      <text:p text:style-name="Standard" loext:marker-style-name="T1"><text:soft-page-break/><text:span text:style-name="T1"><text:tab/>DimProduct</text:span><text:span text:style-name="T1"/></text:p>
      <text:p text:style-name="P14" loext:marker-style-name="T1"><text:span text:style-name="T3"/></text:p>
      <text:p text:style-name="Standard" loext:marker-style-name="T1"><text:span text:style-name="T3">-- Aula 12 de 23: Utilizando uma variável em uma consulta (Parte 2)</text:span><text:span text:style-name="T1"/></text:p>
      <text:p text:style-name="P2" loext:marker-style-name="T1"/>
      <text:p text:style-name="Standard" loext:marker-style-name="T1"><text:span text:style-name="T3">-- Crie uma variável de data para otimizar a consulta abaixo. </text:span><text:span text:style-name="T1"/></text:p>
      <text:p text:style-name="Standard" loext:marker-style-name="T1"><text:span text:style-name="T4">DECLARE</text:span><text:span text:style-name="T1"> @varData </text:span><text:span text:style-name="T4">DATETIME</text:span></text:p>
      <text:p text:style-name="Standard" loext:marker-style-name="T1"><text:span text:style-name="T4">SET</text:span><text:span text:style-name="T1"> @varData </text:span><text:span text:style-name="T5">=</text:span><text:span text:style-name="T1"> </text:span><text:span text:style-name="T6">'01/01/1980'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/text:p>
      <text:p text:style-name="Standard" loext:marker-style-name="T1"><text:span text:style-name="T1"><text:tab/>LastName </text:span><text:span text:style-name="T4">AS</text:span><text:span text:style-name="T1"> </text:span><text:span text:style-name="T6">'Sobrenome'</text:span><text:span text:style-name="T5">,</text:span></text:p>
      <text:p text:style-name="Standard" loext:marker-style-name="T1"><text:span text:style-name="T1"><text:tab/>BirthDate </text:span><text:span text:style-name="T4">AS</text:span><text:span text:style-name="T1"> </text:span><text:span text:style-name="T6">'Nascimento'</text:span><text:span text:style-name="T5">,</text:span></text:p>
      <text:p text:style-name="Standard" loext:marker-style-name="T1"><text:span text:style-name="T1"><text:tab/></text:span><text:span text:style-name="T6">'Cliente'</text:span><text:span text:style-name="T1"> </text:span><text:span text:style-name="T4">AS</text:span><text:span text:style-name="T1"> </text:span><text:span text:style-name="T6">'Tipo'</text:span></text:p>
      <text:p text:style-name="Standard" loext:marker-style-name="T1"><text:span text:style-name="T4">FROM</text:span><text:span text:style-name="T1"><text:tab/></text:span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BirthDate </text:span><text:span text:style-name="T5">&gt;=</text:span><text:span text:style-name="T1"> @varData</text:span></text:p>
      <text:p text:style-name="Standard" loext:marker-style-name="T1"><text:span text:style-name="T4">UNION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/text:p>
      <text:p text:style-name="Standard" loext:marker-style-name="T1"><text:span text:style-name="T1"><text:tab/>LastName </text:span><text:span text:style-name="T4">AS</text:span><text:span text:style-name="T1"> </text:span><text:span text:style-name="T6">'Sobrenome'</text:span><text:span text:style-name="T5">,</text:span></text:p>
      <text:p text:style-name="Standard" loext:marker-style-name="T1"><text:span text:style-name="T1"><text:tab/>BirthDate </text:span><text:span text:style-name="T4">AS</text:span><text:span text:style-name="T1"> </text:span><text:span text:style-name="T6">'Nascimento'</text:span><text:span text:style-name="T5">,</text:span></text:p>
      <text:p text:style-name="Standard" loext:marker-style-name="T1"><text:span text:style-name="T1"><text:tab/></text:span><text:span text:style-name="T6">'Funcionário'</text:span><text:span text:style-name="T1"> </text:span><text:span text:style-name="T4">AS</text:span><text:span text:style-name="T1"> </text:span><text:span text:style-name="T6">'Tipo'</text:span></text:p>
      <text:p text:style-name="Standard" loext:marker-style-name="T1"><text:span text:style-name="T4">FROM</text:span><text:span text:style-name="T1"><text:tab/></text:span></text:p>
      <text:p text:style-name="Standard" loext:marker-style-name="T1"><text:span text:style-name="T1"><text:tab/>DimEmployee</text:span><text:span text:style-name="T1"/></text:p>
      <text:p text:style-name="Standard" loext:marker-style-name="T1"><text:span text:style-name="T4">WHERE</text:span><text:span text:style-name="T1"> BirthDate </text:span><text:span text:style-name="T5">&gt;=</text:span><text:span text:style-name="T1"> @varData</text:span></text:p>
      <text:p text:style-name="Standard" loext:marker-style-name="T1"><text:span text:style-name="T4">ORDER</text:span><text:span text:style-name="T1"> </text:span><text:span text:style-name="T4">BY</text:span><text:span text:style-name="T1"> Nascimento</text:span></text:p>
      <text:p text:style-name="P14" loext:marker-style-name="T1"><text:span text:style-name="T3"/></text:p>
      <text:p text:style-name="Standard" loext:marker-style-name="T1"><text:span text:style-name="T3">-- Aula 13 de 23: Armazenando o resultado de um SELECT em uma variável</text:span><text:span text:style-name="T1"/></text:p>
      <text:p text:style-name="P2" loext:marker-style-name="T1"/>
      <text:p text:style-name="Standard" loext:marker-style-name="T1"><text:span text:style-name="T3">-- Exemplo 1: Crie uma variável para armazenar a quantidade total de funcionários da tabela DimEmployee.</text:span><text:span text:style-name="T1"/></text:p>
      <text:p text:style-name="Standard" loext:marker-style-name="T1"><text:span text:style-name="T4">DECLARE</text:span><text:span text:style-name="T1"> @varTotalFuncionarios </text:span><text:span text:style-name="T4">INT</text:span></text:p>
      <text:p text:style-name="Standard" loext:marker-style-name="T1"><text:span text:style-name="T4">SET</text:span><text:span text:style-name="T1"> @varTotalFuncionarios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Employee</text:span><text:span text:style-name="T5">)</text:span></text:p>
      <text:p text:style-name="Standard" loext:marker-style-name="T1"><text:span text:style-name="T4">SELECT</text:span><text:span text:style-name="T1"> @varTotalFuncionarios</text:span></text:p>
      <text:p text:style-name="P2" loext:marker-style-name="T1"/>
      <text:p text:style-name="Standard" loext:marker-style-name="T1"><text:span text:style-name="T3">-- Exemplo 2: Crie uma variável para armazenar a quantidade total de lojas com o status Off.</text:span><text:span text:style-name="T1"/></text:p>
      <text:p text:style-name="Standard" loext:marker-style-name="T1"><text:span text:style-name="T4">DECLARE</text:span><text:span text:style-name="T1"> @varLojasOff </text:span><text:span text:style-name="T4">INT</text:span></text:p>
      <text:p text:style-name="Standard" loext:marker-style-name="T1"><text:span text:style-name="T4">SET</text:span><text:span text:style-name="T1"> @varLojasOff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Store </text:span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ff'</text:span><text:span text:style-name="T5">)</text:span></text:p>
      <text:p text:style-name="P22" loext:marker-style-name="T1"><text:span text:style-name="T24">SELECT</text:span> @varLojasOff</text:p>
      <text:p text:style-name="P14" loext:marker-style-name="T1"><text:span text:style-name="T3"/></text:p>
      <text:p text:style-name="Standard" loext:marker-style-name="T1"><text:span text:style-name="T3">-- Aula 14 de 23: PRINT - Printando uma mensagem na tela</text:span><text:span text:style-name="T1"/></text:p>
      <text:p text:style-name="P2" loext:marker-style-name="T1"/>
      <text:p text:style-name="Standard" loext:marker-style-name="T1"><text:span text:style-name="T3">-- Exemplo 1: Printe na tela a quantidade de lojas On e a quantidade <text:s/>de lojas Off da tabela DimStore. Utilize variáveis para isso.</text:span><text:span text:style-name="T1"/></text:p>
      <text:p text:style-name="Standard" loext:marker-style-name="T1"><text:span text:style-name="T4">DECLARE</text:span><text:span text:style-name="T1"> @varLojasOn </text:span><text:span text:style-name="T4">INT</text:span><text:span text:style-name="T5">,</text:span><text:span text:style-name="T1"> @varLojasOff </text:span><text:span text:style-name="T4">INT</text:span></text:p>
      <text:p text:style-name="Standard" loext:marker-style-name="T1"><text:span text:style-name="T4">SET</text:span><text:span text:style-name="T1"> @varLojasOn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Store </text:span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n'</text:span><text:span text:style-name="T5">)</text:span></text:p>
      <text:p text:style-name="Standard" loext:marker-style-name="T1"><text:span text:style-name="T4">SET</text:span><text:span text:style-name="T1"> @varLojasOff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Store </text:span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ff'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@varLojasOn </text:span><text:span text:style-name="T4">AS</text:span><text:span text:style-name="T1"> </text:span><text:span text:style-name="T6">'Lojas Abertas'</text:span><text:span text:style-name="T5">,</text:span><text:span text:style-name="T1"> @varLojasOff </text:span><text:span text:style-name="T4">AS</text:span><text:span text:style-name="T1"> </text:span><text:span text:style-name="T6">'Lojas Fechadas'</text:span></text:p>
      <text:p text:style-name="P2" loext:marker-style-name="T1"/>
      <text:p text:style-name="Standard" loext:marker-style-name="T1"><text:span text:style-name="T4">PRINT</text:span><text:span text:style-name="T1"> </text:span><text:span text:style-name="T6">'O total de lojas abertas é de '</text:span><text:span text:style-name="T1"> </text:span><text:span text:style-name="T5">+</text:span><text:span text:style-name="T1"> </text:span><text:span text:style-name="T17">CAST</text:span><text:span text:style-name="T5">(</text:span><text:span text:style-name="T1">@varLojasOn </text:span><text:span text:style-name="T4">AS</text:span><text:span text:style-name="T1"> </text:span><text:span text:style-name="T4">VARCHAR</text:span><text:span text:style-name="T5">(</text:span><text:span text:style-name="T1">30</text:span><text:span text:style-name="T5">))</text:span></text:p>
      <text:p text:style-name="Standard" loext:marker-style-name="T1"><text:span text:style-name="T4">PRINT</text:span><text:span text:style-name="T1"> </text:span><text:span text:style-name="T6">'O total de lojas fechadas é de '</text:span><text:span text:style-name="T1"> </text:span><text:span text:style-name="T5">+</text:span><text:span text:style-name="T1"> </text:span><text:span text:style-name="T17">CAST</text:span><text:span text:style-name="T5">(</text:span><text:span text:style-name="T1">@varLojasOff </text:span><text:span text:style-name="T4">AS</text:span><text:span text:style-name="T1"> </text:span><text:span text:style-name="T4">VARCHAR</text:span><text:span text:style-name="T5">(</text:span><text:span text:style-name="T1">30</text:span><text:span text:style-name="T5">))</text:span></text:p>
      <text:p text:style-name="Standard" loext:marker-style-name="T1"><text:span text:style-name="T3"/></text:p>
      <text:p text:style-name="Standard" loext:marker-style-name="T1"><text:span text:style-name="T3">-- Aula 15 de 23: Armazenando em uma variável um registro de uma consulta</text:span><text:span text:style-name="T1"/></text:p>
      <text:p text:style-name="P2" loext:marker-style-name="T1"/>
      <text:p text:style-name="Standard" loext:marker-style-name="T1"><text:span text:style-name="T3">-- Exemplo 1: Qual é o nome do produto que teve a maior quantidade vendida EM UMA ÚNICA VENDA da tabela FactSales?</text:span><text:span text:style-name="T1"/></text:p>
      <text:p text:style-name="P2" loext:marker-style-name="T1"/>
      <text:p text:style-name="Standard" loext:marker-style-name="T1"><text:span text:style-name="T4">DECLARE</text:span><text:span text:style-name="T1"> @varProdutoMaisVendido </text:span><text:span text:style-name="T4">INT</text:span></text:p>
      <text:p text:style-name="Standard" loext:marker-style-name="T1"><text:span text:style-name="T4">DECLARE</text:span><text:span text:style-name="T1"> @varTotalMaisVendido </text:span><text:span text:style-name="T4">INT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</text:span><text:span text:style-name="T5">)</text:span></text:p>
      <text:p text:style-name="Standard" loext:marker-style-name="T1"><text:span text:style-name="T1"><text:tab/>@varProdutoMaisVendido </text:span><text:span text:style-name="T5">=</text:span><text:span text:style-name="T1"> ProductKey</text:span><text:span text:style-name="T5">,</text:span></text:p>
      <text:p text:style-name="Standard" loext:marker-style-name="T1"><text:span text:style-name="T1"><text:tab/>@varTotalMaisVendido </text:span><text:span text:style-name="T5">=</text:span><text:span text:style-name="T1"> SalesQuantity</text:span></text:p>
      <text:p text:style-name="Standard" loext:marker-style-name="T1"><text:soft-page-break/><text:span text:style-name="T4">FROM</text:span><text:span text:style-name="T1"/></text:p>
      <text:p text:style-name="Standard" loext:marker-style-name="T1"><text:span text:style-name="T1"><text:tab/>FactSales</text:span><text:span text:style-name="T1"/></text:p>
      <text:p text:style-name="Standard" loext:marker-style-name="T1"><text:span text:style-name="T4">ORDER</text:span><text:span text:style-name="T1"> </text:span><text:span text:style-name="T4">BY</text:span><text:span text:style-name="T1"> SalesQuantity </text:span><text:span text:style-name="T4">DESC</text:span></text:p>
      <text:p text:style-name="P2" loext:marker-style-name="T1"/>
      <text:p text:style-name="Standard" loext:marker-style-name="T1"><text:span text:style-name="T4">PRINT</text:span><text:span text:style-name="T1"> @varProdutoMaisVendido</text:span></text:p>
      <text:p text:style-name="Standard" loext:marker-style-name="T1"><text:span text:style-name="T4">PRINT</text:span><text:span text:style-name="T1"> @varTotalMaisVendido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Product</text:span><text:span text:style-name="T1"/></text:p>
      <text:p text:style-name="P2" loext:marker-style-name="T1"><text:span text:style-name="T24">WHERE</text:span> ProductKey <text:span text:style-name="T18">=</text:span> @varProdutoMaisVendido</text:p>
      <text:p text:style-name="Standard" loext:marker-style-name="T1"><text:span text:style-name="T3"/></text:p>
      <text:p text:style-name="Standard" loext:marker-style-name="T1"><text:span text:style-name="T3">-- Aula 16 de 23: Acumulando valores dentro de uma variável</text:span><text:span text:style-name="T1"/></text:p>
      <text:p text:style-name="P2" loext:marker-style-name="T1"/>
      <text:p text:style-name="Standard" loext:marker-style-name="T1"><text:span text:style-name="T3">-- Exemplo 1: Retorne uma lista com os nomes dos funcionários do departamento de Marketing</text:span><text:span text:style-name="T1"/></text:p>
      <text:p text:style-name="Standard" loext:marker-style-name="T1"><text:span text:style-name="T4">DECLARE</text:span><text:span text:style-name="T1"> @ListaNomes </text:span><text:span text:style-name="T4">VARCHAR</text:span><text:span text:style-name="T5">(</text:span><text:span text:style-name="T17">MAX</text:span><text:span text:style-name="T5">)</text:span></text:p>
      <text:p text:style-name="Standard" loext:marker-style-name="T1"><text:span text:style-name="T4">SET</text:span><text:span text:style-name="T1"> @ListaNomes </text:span><text:span text:style-name="T5">=</text:span><text:span text:style-name="T1"> </text:span><text:span text:style-name="T6">''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@ListaNomes </text:span><text:span text:style-name="T5">=</text:span><text:span text:style-name="T1"> @ListaNomes </text:span><text:span text:style-name="T5">+</text:span><text:span text:style-name="T1"> FirstName </text:span><text:span text:style-name="T5">+</text:span><text:span text:style-name="T1"> </text:span><text:span text:style-name="T6">', '</text:span><text:span text:style-name="T1"> </text:span><text:span text:style-name="T5">+</text:span><text:span text:style-name="T1"> </text:span><text:span text:style-name="T4">CHAR</text:span><text:span text:style-name="T5">(</text:span><text:span text:style-name="T1">10</text:span><text:span text:style-name="T5">)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Employee</text:span><text:span text:style-name="T1"/></text:p>
      <text:p text:style-name="Standard" loext:marker-style-name="T1"><text:span text:style-name="T4">WHERE</text:span><text:span text:style-name="T1"> DepartmentName </text:span><text:span text:style-name="T5">=</text:span><text:span text:style-name="T1"> </text:span><text:span text:style-name="T6">'Marketing'</text:span></text:p>
      <text:p text:style-name="P2" loext:marker-style-name="T1"/>
      <text:p text:style-name="Standard" loext:marker-style-name="T1"><text:span text:style-name="T4">PRINT</text:span><text:span text:style-name="T1"> </text:span><text:span text:style-name="T5">LEFT(</text:span><text:span text:style-name="T1">@ListaNomes</text:span><text:span text:style-name="T5">,</text:span><text:span text:style-name="T1"> </text:span><text:span text:style-name="T17">DATALENGTH</text:span><text:span text:style-name="T5">(</text:span><text:span text:style-name="T1">@ListaNomes</text:span><text:span text:style-name="T5">)</text:span><text:span text:style-name="T1"> </text:span><text:span text:style-name="T5">-</text:span><text:span text:style-name="T1"> 3</text:span><text:span text:style-name="T5">)</text:span></text:p>
      <text:p text:style-name="Standard" loext:marker-style-name="T1"><text:span text:style-name="T3"/></text:p>
      <text:p text:style-name="Standard" loext:marker-style-name="T1"><text:span text:style-name="T3">-- Aula 17 de 23: Variáveis Globais</text:span><text:span text:style-name="T1"/></text:p>
      <text:p text:style-name="P23" loext:marker-style-name="T1"/>
      <text:p text:style-name="Standard" loext:marker-style-name="T1"><text:span text:style-name="T4">SELECT</text:span><text:span text:style-name="T1"> </text:span><text:span text:style-name="T17">@@SERVERNAME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@@VERSION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@@ROWCOUNT</text:span></text:p>
      <text:p text:style-name="P2" loext:marker-style-name="T1"/>
      <text:p text:style-name="P2" loext:marker-style-name="T1">-------------------------------------</text:p>
      <text:p text:style-name="Standard" loext:marker-style-name="T26"><text:span text:style-name="T27">/*</text:span></text:p>
      <text:p text:style-name="P24" loext:marker-style-name="T26"><text:span text:style-name="T28">MÓDULO 11: EXERCÍCIOS </text:span><text:span text:style-name="T29"/></text:p>
      <text:p text:style-name="Standard" loext:marker-style-name="T26"><text:span text:style-name="T27"><text:s/></text:span><text:span text:style-name="T26"/></text:p>
      <text:p text:style-name="Standard" loext:marker-style-name="T26"><text:span text:style-name="T27">1. O <text:s/>setor de vendas decidiu <text:s/>aplicar um desconto aos produtos de <text:s/>acordo com a sua classe. O </text:span><text:span text:style-name="T26"/></text:p>
      <text:p text:style-name="Standard" loext:marker-style-name="T26"><text:span text:style-name="T27">percentual aplicado deverá ser de: </text:span><text:span text:style-name="T26"/></text:p>
      <text:p text:style-name="Standard" loext:marker-style-name="T26"><text:span text:style-name="T27"><text:s/></text:span><text:span text:style-name="T26"/></text:p>
      <text:p text:style-name="Standard" loext:marker-style-name="T26"><text:span text:style-name="T27">Economy -&gt; 5% </text:span><text:span text:style-name="T26"/></text:p>
      <text:p text:style-name="Standard" loext:marker-style-name="T26"><text:span text:style-name="T27">Regular -&gt; 7% </text:span><text:span text:style-name="T26"/></text:p>
      <text:p text:style-name="Standard" loext:marker-style-name="T26"><text:span text:style-name="T27">Deluxe -&gt; 9% </text:span><text:span text:style-name="T26"/></text:p>
      <text:p text:style-name="Standard" loext:marker-style-name="T26"><text:span text:style-name="T27"><text:s/></text:span><text:span text:style-name="T26"/></text:p>
      <text:p text:style-name="Standard" loext:marker-style-name="T26"><text:span text:style-name="T27">a) <text:s/>Faça <text:s/>uma <text:s/>consulta <text:s/>à <text:s/>tabela <text:s/>DimProduct <text:s/>que <text:s/>retorne <text:s/>as <text:s/>seguintes <text:s/>colunas: <text:s/>ProductKey, </text:span><text:span text:style-name="T26"/></text:p>
      <text:p text:style-name="Standard" loext:marker-style-name="T26"><text:span text:style-name="T27">ProductName, e outras duas colunas que deverão retornar o % de Desconto e UnitPrice com </text:span><text:span text:style-name="T26"/></text:p>
      <text:p text:style-name="Standard" loext:marker-style-name="T26"><text:span text:style-name="T27">desconto. <text:s text:c="2"/></text:span><text:span text:style-name="T26"/></text:p>
      <text:p text:style-name="Standard" loext:marker-style-name="T26"><text:span text:style-name="T27">b) Faça uma adaptação no código para que os % de desconto de 5%, 7% e 9% sejam facilmente </text:span><text:span text:style-name="T26"/></text:p>
      <text:p text:style-name="Standard" loext:marker-style-name="T26"><text:span text:style-name="T27">modificados (dica: utilize variáveis). 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30">SELECT</text:span><text:span text:style-name="T26"> </text:span><text:span text:style-name="T30">TOP</text:span><text:span text:style-name="T31">(</text:span><text:span text:style-name="T26">10</text:span><text:span text:style-name="T31">)</text:span><text:span text:style-name="T26"> </text:span><text:span text:style-name="T31">*</text:span><text:span text:style-name="T26"> </text:span><text:span text:style-name="T30">FROM</text:span><text:span text:style-name="T26"> DimProduct</text:span></text:p>
      <text:p text:style-name="P25" loext:marker-style-name="T26"/>
      <text:p text:style-name="Standard" loext:marker-style-name="T26"><text:span text:style-name="T30">DECLARE</text:span><text:span text:style-name="T26"> @varDescEco </text:span><text:span text:style-name="T30">FLOAT</text:span><text:span text:style-name="T31">,</text:span><text:span text:style-name="T26"> @varDescReg </text:span><text:span text:style-name="T30">FLOAT</text:span><text:span text:style-name="T31">,</text:span><text:span text:style-name="T26"> @varDescDe </text:span><text:span text:style-name="T30">FLOAT</text:span></text:p>
      <text:p text:style-name="Standard" loext:marker-style-name="T26"><text:span text:style-name="T30">SET</text:span><text:span text:style-name="T26"> @varDescEco </text:span><text:span text:style-name="T31">=</text:span><text:span text:style-name="T26"> 0.10</text:span></text:p>
      <text:p text:style-name="Standard" loext:marker-style-name="T26"><text:span text:style-name="T30">SET</text:span><text:span text:style-name="T26"> @varDescReg </text:span><text:span text:style-name="T31">=</text:span><text:span text:style-name="T26"> 0.07</text:span></text:p>
      <text:p text:style-name="Standard" loext:marker-style-name="T26"><text:soft-page-break/><text:span text:style-name="T30">SET</text:span><text:span text:style-name="T26"> @varDescDe </text:span><text:span text:style-name="T31">=</text:span><text:span text:style-name="T26"> 0.09</text:span></text:p>
      <text:p text:style-name="Standard" loext:marker-style-name="T26"><text:span text:style-name="T30">SELECT</text:span><text:span text:style-name="T26"> </text:span></text:p>
      <text:p text:style-name="Standard" loext:marker-style-name="T26"><text:span text:style-name="T26"><text:tab/>ProductKey </text:span><text:span text:style-name="T30">AS</text:span><text:span text:style-name="T26"> </text:span><text:span text:style-name="T32">'ID Produto'</text:span><text:span text:style-name="T31">,</text:span><text:span text:style-name="T26"> </text:span></text:p>
      <text:p text:style-name="Standard" loext:marker-style-name="T26"><text:span text:style-name="T26"><text:tab/>ProductName </text:span><text:span text:style-name="T30">AS</text:span><text:span text:style-name="T26"> </text:span><text:span text:style-name="T32">'Nome Produto'</text:span><text:span text:style-name="T31">,</text:span></text:p>
      <text:p text:style-name="Standard" loext:marker-style-name="T26"><text:span text:style-name="T26"><text:tab/>ClassName </text:span><text:span text:style-name="T30">AS</text:span><text:span text:style-name="T26"> </text:span><text:span text:style-name="T32">'Classe'</text:span><text:span text:style-name="T31">,</text:span><text:span text:style-name="T26"> <text:s/></text:span></text:p>
      <text:p text:style-name="Standard" loext:marker-style-name="T26"><text:span text:style-name="T26"><text:tab/></text:span><text:span text:style-name="T30">CASE</text:span></text:p>
      <text:p text:style-name="Standard" loext:marker-style-name="T26"><text:span text:style-name="T26"><text:tab/><text:tab/></text:span><text:span text:style-name="T30">WHEN</text:span><text:span text:style-name="T26"> ClassName </text:span><text:span text:style-name="T31">=</text:span><text:span text:style-name="T26"> </text:span><text:span text:style-name="T32">'Economy'</text:span><text:span text:style-name="T26"> </text:span><text:span text:style-name="T30">THEN </text:span><text:span text:style-name="T31">(</text:span><text:span text:style-name="T26">1 </text:span><text:span text:style-name="T31">-</text:span><text:span text:style-name="T26"> @varDescEco</text:span><text:span text:style-name="T31">)</text:span><text:span text:style-name="T26"> </text:span><text:span text:style-name="T31">*</text:span><text:span text:style-name="T26"> UnitPrice </text:span></text:p>
      <text:p text:style-name="Standard" loext:marker-style-name="T26"><text:span text:style-name="T26"><text:tab/><text:tab/></text:span><text:span text:style-name="T30">WHEN</text:span><text:span text:style-name="T26"> ClassName </text:span><text:span text:style-name="T31">=</text:span><text:span text:style-name="T26"> </text:span><text:span text:style-name="T32">'Regular'</text:span><text:span text:style-name="T26"> </text:span><text:span text:style-name="T30">THEN </text:span><text:span text:style-name="T31">(</text:span><text:span text:style-name="T26">1 </text:span><text:span text:style-name="T31">-</text:span><text:span text:style-name="T26"> @varDescReg</text:span><text:span text:style-name="T31">)</text:span><text:span text:style-name="T26"> </text:span><text:span text:style-name="T31">*</text:span><text:span text:style-name="T26"> UnitPrice </text:span></text:p>
      <text:p text:style-name="Standard" loext:marker-style-name="T26"><text:span text:style-name="T26"><text:tab/><text:tab/></text:span><text:span text:style-name="T30">ELSE </text:span><text:span text:style-name="T31">(</text:span><text:span text:style-name="T26">1 </text:span><text:span text:style-name="T31">-</text:span><text:span text:style-name="T26"> @varDescDe</text:span><text:span text:style-name="T31">)</text:span><text:span text:style-name="T26"> </text:span><text:span text:style-name="T31">*</text:span><text:span text:style-name="T26"> UnitPrice </text:span></text:p>
      <text:p text:style-name="Standard" loext:marker-style-name="T26"><text:span text:style-name="T26"><text:tab/></text:span><text:span text:style-name="T30">END</text:span><text:span text:style-name="T26"> </text:span><text:span text:style-name="T30">AS</text:span><text:span text:style-name="T26"> </text:span><text:span text:style-name="T32">' % Desconto'</text:span><text:span text:style-name="T26"> </text:span></text:p>
      <text:p text:style-name="Standard" loext:marker-style-name="T26"><text:span text:style-name="T30">FROM</text:span><text:span text:style-name="T26"> </text:span></text:p>
      <text:p text:style-name="Standard" loext:marker-style-name="T26"><text:span text:style-name="T26"><text:tab/>DimProduct</text:span><text:span text:style-name="T26"/></text:p>
      <text:p text:style-name="P25" loext:marker-style-name="T26"/>
      <text:p text:style-name="Standard" loext:marker-style-name="T26"><text:span text:style-name="T27">/* </text:span><text:span text:style-name="T26"/></text:p>
      <text:p text:style-name="Standard" loext:marker-style-name="T26"><text:span text:style-name="T27">2. <text:s/>Você <text:s/>ficou <text:s/>responsável <text:s/>pelo <text:s/>controle <text:s/>de <text:s/>produtos <text:s/>da <text:s/>empresa <text:s/>e <text:s/>deverá <text:s/>fazer <text:s/>uma <text:s/>análise <text:s/>da </text:span><text:span text:style-name="T26"/></text:p>
      <text:p text:style-name="Standard" loext:marker-style-name="T26"><text:span text:style-name="T27">quantidade de produtos por Marca. </text:span><text:span text:style-name="T26"/></text:p>
      <text:p text:style-name="Standard" loext:marker-style-name="T26"><text:span text:style-name="T27"><text:s/></text:span><text:span text:style-name="T26"/></text:p>
      <text:p text:style-name="Standard" loext:marker-style-name="T26"><text:span text:style-name="T27">A divisão das marcas em categorias deverá ser a seguinte: </text:span><text:span text:style-name="T26"/></text:p>
      <text:p text:style-name="Standard" loext:marker-style-name="T26"><text:span text:style-name="T27"><text:s/></text:span><text:span text:style-name="T26"/></text:p>
      <text:p text:style-name="Standard" loext:marker-style-name="T26"><text:span text:style-name="T27">CATEGORIA A: Mais de 500 produtos <text:s/></text:span><text:span text:style-name="T26"/></text:p>
      <text:p text:style-name="Standard" loext:marker-style-name="T26"><text:span text:style-name="T27">CATEGORIA B: Entre 100 e 500 produtos <text:s/></text:span><text:span text:style-name="T26"/></text:p>
      <text:p text:style-name="Standard" loext:marker-style-name="T26"><text:span text:style-name="T27">CATEGORIA C: Menos de 100 produtos <text:s/></text:span><text:span text:style-name="T26"/></text:p>
      <text:p text:style-name="Standard" loext:marker-style-name="T26"><text:span text:style-name="T27">Faça uma consulta à tabela DimProduct e <text:s/>retorne <text:s/>uma tabela com um agrupamento de Total de </text:span><text:span text:style-name="T26"/></text:p>
      <text:p text:style-name="Standard" loext:marker-style-name="T26"><text:span text:style-name="T27">Produtos por Marca, além da coluna de Categoria, conforme a regra acima.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30">SELECT</text:span><text:span text:style-name="T26"> </text:span><text:span text:style-name="T30">TOP</text:span><text:span text:style-name="T31">(</text:span><text:span text:style-name="T26">10</text:span><text:span text:style-name="T31">)</text:span><text:span text:style-name="T26"> </text:span><text:span text:style-name="T31">*</text:span><text:span text:style-name="T26"> </text:span><text:span text:style-name="T30">FROM</text:span><text:span text:style-name="T26"> DimProduct</text:span></text:p>
      <text:p text:style-name="P25" loext:marker-style-name="T26"/>
      <text:p text:style-name="Standard" loext:marker-style-name="T26"><text:span text:style-name="T30">SELECT</text:span><text:span text:style-name="T26"> </text:span></text:p>
      <text:p text:style-name="Standard" loext:marker-style-name="T26"><text:span text:style-name="T26"><text:tab/>BrandName </text:span><text:span text:style-name="T30">AS</text:span><text:span text:style-name="T26"> </text:span><text:span text:style-name="T32">'Marca'</text:span><text:span text:style-name="T31">,</text:span><text:span text:style-name="T26"> </text:span></text:p>
      <text:p text:style-name="Standard" loext:marker-style-name="T26"><text:span text:style-name="T26"><text:tab/></text:span><text:span text:style-name="T33">COUNT</text:span><text:span text:style-name="T31">(*)</text:span><text:span text:style-name="T26"> </text:span><text:span text:style-name="T30">AS</text:span><text:span text:style-name="T26"> </text:span><text:span text:style-name="T32">'Qtd. Pruduto'</text:span><text:span text:style-name="T31">,</text:span><text:span text:style-name="T26"> </text:span></text:p>
      <text:p text:style-name="Standard" loext:marker-style-name="T26"><text:span text:style-name="T26"><text:tab/></text:span><text:span text:style-name="T30">CASE</text:span></text:p>
      <text:p text:style-name="Standard" loext:marker-style-name="T26"><text:span text:style-name="T26"><text:tab/><text:tab/></text:span><text:span text:style-name="T30">WHEN</text:span><text:span text:style-name="T26"> </text:span><text:span text:style-name="T33">COUNT</text:span><text:span text:style-name="T31">(*)</text:span><text:span text:style-name="T26"> </text:span><text:span text:style-name="T31">&gt;=</text:span><text:span text:style-name="T26"> 500 </text:span><text:span text:style-name="T30">THEN</text:span><text:span text:style-name="T26"> </text:span><text:span text:style-name="T32">'CATEGORIA A'</text:span></text:p>
      <text:p text:style-name="Standard" loext:marker-style-name="T26"><text:span text:style-name="T26"><text:tab/><text:tab/></text:span><text:span text:style-name="T30">WHEN</text:span><text:span text:style-name="T26"> </text:span><text:span text:style-name="T33">COUNT</text:span><text:span text:style-name="T31">(*)</text:span><text:span text:style-name="T26"> </text:span><text:span text:style-name="T31">&gt;=</text:span><text:span text:style-name="T26"> 100 </text:span><text:span text:style-name="T30">THEN</text:span><text:span text:style-name="T26"> </text:span><text:span text:style-name="T32">'CATEGORIA B'</text:span></text:p>
      <text:p text:style-name="Standard" loext:marker-style-name="T26"><text:span text:style-name="T26"><text:tab/><text:tab/></text:span><text:span text:style-name="T30">ELSE</text:span><text:span text:style-name="T26"> </text:span><text:span text:style-name="T32">'CATEGORIA C'</text:span><text:span text:style-name="T26"> </text:span></text:p>
      <text:p text:style-name="Standard" loext:marker-style-name="T26"><text:span text:style-name="T26"><text:tab/></text:span><text:span text:style-name="T30">END</text:span><text:span text:style-name="T26"> </text:span><text:span text:style-name="T30">AS</text:span><text:span text:style-name="T26"> </text:span><text:span text:style-name="T32">' Categoria'</text:span><text:span text:style-name="T26"> </text:span></text:p>
      <text:p text:style-name="Standard" loext:marker-style-name="T26"><text:span text:style-name="T30">FROM</text:span><text:span text:style-name="T26"> </text:span></text:p>
      <text:p text:style-name="Standard" loext:marker-style-name="T26"><text:span text:style-name="T26"><text:tab/>DimProduct </text:span><text:span text:style-name="T26"/></text:p>
      <text:p text:style-name="Standard" loext:marker-style-name="T26"><text:span text:style-name="T30">GROUP</text:span><text:span text:style-name="T26"> </text:span><text:span text:style-name="T30">BY</text:span><text:span text:style-name="T26"> BrandName </text:span></text:p>
      <text:p text:style-name="P25" loext:marker-style-name="T26"/>
      <text:p text:style-name="Standard" loext:marker-style-name="T26"><text:span text:style-name="T27">/* </text:span><text:span text:style-name="T26"/></text:p>
      <text:p text:style-name="Standard" loext:marker-style-name="T26"><text:span text:style-name="T27">3. Será necessário criar uma categorização de cada loja da empresa considerando a quantidade de </text:span><text:span text:style-name="T26"/></text:p>
      <text:p text:style-name="Standard" loext:marker-style-name="T26"><text:span text:style-name="T27">funcionários de cada uma. A lógica a ser seguida será a lógica abaixo: </text:span><text:span text:style-name="T26"/></text:p>
      <text:p text:style-name="Standard" loext:marker-style-name="T26"><text:span text:style-name="T27"><text:s/></text:span><text:span text:style-name="T26"/></text:p>
      <text:p text:style-name="Standard" loext:marker-style-name="T26"><text:span text:style-name="T27">EmployeeCount &gt;= 50; 'Acima de 50 funcionários' </text:span><text:span text:style-name="T26"/></text:p>
      <text:p text:style-name="Standard" loext:marker-style-name="T26"><text:span text:style-name="T27">EmployeeCount &gt;= 40; 'Entre 40 e 50 funcionários' </text:span><text:span text:style-name="T26"/></text:p>
      <text:p text:style-name="Standard" loext:marker-style-name="T26"><text:span text:style-name="T27">EmployeeCount &gt;= 30; 'Entre 30 e 40 funcionários' </text:span><text:span text:style-name="T26"/></text:p>
      <text:p text:style-name="Standard" loext:marker-style-name="T26"><text:span text:style-name="T27">EmployeeCount &gt;= 20; 'Entre 20 e 30 funcionários' </text:span><text:span text:style-name="T26"/></text:p>
      <text:p text:style-name="Standard" loext:marker-style-name="T26"><text:span text:style-name="T27">EmployeeCount &gt;= 40; 'Entre 10 e 20 funcionários' </text:span><text:span text:style-name="T26"/></text:p>
      <text:p text:style-name="Standard" loext:marker-style-name="T26"><text:span text:style-name="T27">Caso contrário: 'Abaixo de 10 funcionários' </text:span><text:span text:style-name="T26"/></text:p>
      <text:p text:style-name="Standard" loext:marker-style-name="T26"><text:span text:style-name="T27"><text:s/></text:span><text:span text:style-name="T26"/></text:p>
      <text:p text:style-name="Standard" loext:marker-style-name="T26"><text:span text:style-name="T27">Faça uma consulta à tabela DimStore que retorne as seguintes informações: StoreName, </text:span><text:span text:style-name="T26"/></text:p>
      <text:p text:style-name="Standard" loext:marker-style-name="T26"><text:span text:style-name="T27">EmployeeCount e a coluna de categoria, seguindo a regra acima. </text:span><text:span text:style-name="T26"/></text:p>
      <text:p text:style-name="Standard" loext:marker-style-name="T26"><text:span text:style-name="T27"><text:s/>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30">SELECT</text:span><text:span text:style-name="T26"> </text:span><text:span text:style-name="T30">TOP</text:span><text:span text:style-name="T31">(</text:span><text:span text:style-name="T26">10</text:span><text:span text:style-name="T31">)</text:span><text:span text:style-name="T26"> </text:span><text:span text:style-name="T31">*</text:span><text:span text:style-name="T26"> </text:span><text:span text:style-name="T30">FROM</text:span><text:span text:style-name="T26"> DimStore</text:span></text:p>
      <text:p text:style-name="P25" loext:marker-style-name="T26"/>
      <text:p text:style-name="Standard" loext:marker-style-name="T26"><text:span text:style-name="T30">SELECT</text:span><text:span text:style-name="T26"> </text:span></text:p>
      <text:p text:style-name="Standard" loext:marker-style-name="T26"><text:span text:style-name="T26"><text:tab/>StoreName </text:span><text:span text:style-name="T30">AS</text:span><text:span text:style-name="T26"> </text:span><text:span text:style-name="T32">'Nome da Loja'</text:span><text:span text:style-name="T31">,</text:span></text:p>
      <text:p text:style-name="Standard" loext:marker-style-name="T26"><text:span text:style-name="T26"><text:tab/>EmployeeCount </text:span><text:span text:style-name="T30">AS</text:span><text:span text:style-name="T26"> </text:span><text:span text:style-name="T32">'Qtd. Funcionários'</text:span><text:span text:style-name="T31">,</text:span><text:span text:style-name="T26"> </text:span></text:p>
      <text:p text:style-name="Standard" loext:marker-style-name="T26"><text:span text:style-name="T26"><text:tab/></text:span><text:span text:style-name="T30">CASE</text:span></text:p>
      <text:p text:style-name="Standard" loext:marker-style-name="T26"><text:span text:style-name="T26"><text:tab/><text:tab/></text:span><text:span text:style-name="T30">WHEN</text:span><text:span text:style-name="T26"> EmployeeCount </text:span><text:span text:style-name="T31">&gt;=</text:span><text:span text:style-name="T26"> 50 </text:span><text:span text:style-name="T30">THEN</text:span><text:span text:style-name="T26"> </text:span><text:span text:style-name="T32">'Acima de 50 Funcionários'</text:span><text:span text:style-name="T26"> </text:span></text:p>
      <text:p text:style-name="Standard" loext:marker-style-name="T26"><text:span text:style-name="T26"><text:tab/><text:tab/></text:span><text:span text:style-name="T30">WHEN</text:span><text:span text:style-name="T26"> EmployeeCount </text:span><text:span text:style-name="T31">&gt;=</text:span><text:span text:style-name="T26"> 40 </text:span><text:span text:style-name="T30">THEN</text:span><text:span text:style-name="T26"> </text:span><text:span text:style-name="T32">'Acima de 40 Funcionários'</text:span><text:span text:style-name="T26"> </text:span></text:p>
      <text:p text:style-name="Standard" loext:marker-style-name="T26"><text:soft-page-break/><text:span text:style-name="T26"><text:tab/><text:tab/></text:span><text:span text:style-name="T30">WHEN</text:span><text:span text:style-name="T26"> EmployeeCount </text:span><text:span text:style-name="T31">&gt;=</text:span><text:span text:style-name="T26"> 30 </text:span><text:span text:style-name="T30">THEN</text:span><text:span text:style-name="T26"> </text:span><text:span text:style-name="T32">'Acima de 30 Funcionários'</text:span><text:span text:style-name="T26"> </text:span></text:p>
      <text:p text:style-name="Standard" loext:marker-style-name="T26"><text:span text:style-name="T26"><text:tab/><text:tab/></text:span><text:span text:style-name="T30">WHEN</text:span><text:span text:style-name="T26"> EmployeeCount </text:span><text:span text:style-name="T31">&gt;=</text:span><text:span text:style-name="T26"> 20 </text:span><text:span text:style-name="T30">THEN</text:span><text:span text:style-name="T26"> </text:span><text:span text:style-name="T32">'Acima de 20 Funcionários'</text:span><text:span text:style-name="T26"> </text:span></text:p>
      <text:p text:style-name="Standard" loext:marker-style-name="T26"><text:span text:style-name="T26"><text:tab/><text:tab/></text:span><text:span text:style-name="T30">WHEN</text:span><text:span text:style-name="T26"> EmployeeCount </text:span><text:span text:style-name="T31">&gt;=</text:span><text:span text:style-name="T26"> 10 </text:span><text:span text:style-name="T30">THEN</text:span><text:span text:style-name="T26"> </text:span><text:span text:style-name="T32">'Acima de 10 Funcionários'</text:span><text:span text:style-name="T26"> </text:span></text:p>
      <text:p text:style-name="Standard" loext:marker-style-name="T26"><text:span text:style-name="T26"><text:tab/><text:tab/></text:span><text:span text:style-name="T30">ELSE</text:span><text:span text:style-name="T26"> </text:span><text:span text:style-name="T32">'Abaixo de 10 Funcionários'</text:span><text:span text:style-name="T26"> </text:span></text:p>
      <text:p text:style-name="Standard" loext:marker-style-name="T26"><text:span text:style-name="T26"><text:tab/></text:span><text:span text:style-name="T30">END</text:span><text:span text:style-name="T26"> </text:span><text:span text:style-name="T30">AS</text:span><text:span text:style-name="T26"> </text:span><text:span text:style-name="T32">'Categoria'</text:span></text:p>
      <text:p text:style-name="Standard" loext:marker-style-name="T26"><text:span text:style-name="T30">FROM</text:span><text:span text:style-name="T26"> </text:span></text:p>
      <text:p text:style-name="Standard" loext:marker-style-name="T26"><text:span text:style-name="T26"><text:tab/>DimStore</text:span><text:span text:style-name="T26"/></text:p>
      <text:p text:style-name="Standard" loext:marker-style-name="T26"><text:span text:style-name="T26"><text:tab/></text:span><text:span text:style-name="T26"/></text:p>
      <text:p text:style-name="Standard" loext:marker-style-name="T26"><text:span text:style-name="T27">/* <text:s text:c="2"/></text:span><text:span text:style-name="T26"/></text:p>
      <text:p text:style-name="Standard" loext:marker-style-name="T26"><text:span text:style-name="T27">4. O setor de logística deverá realizar um transporte de carga dos produtos que estão no depósito </text:span><text:span text:style-name="T26"/></text:p>
      <text:p text:style-name="Standard" loext:marker-style-name="T26"><text:span text:style-name="T27">de Seattle para o depósito de Sunnyside. <text:s/></text:span><text:span text:style-name="T26"/></text:p>
      <text:p text:style-name="Standard" loext:marker-style-name="T26"><text:span text:style-name="T27">Não <text:s/>se <text:s/>tem <text:s/>muitas <text:s/>informações <text:s/>sobre <text:s/>os <text:s/>produtos <text:s/>que <text:s/>estão <text:s/>no <text:s/>depósito, <text:s/>apenas <text:s/>se <text:s/>sabe <text:s/>que </text:span><text:span text:style-name="T26"/></text:p>
      <text:p text:style-name="Standard" loext:marker-style-name="T26"><text:span text:style-name="T27">existem <text:s/>100 <text:s/>exemplares <text:s/>de <text:s/>cada <text:s/>Subcategoria. <text:s/>Ou <text:s/>seja, <text:s/>100 <text:s/>laptops, <text:s/>100 <text:s/>câmeras <text:s/>digitais, <text:s/>100 </text:span><text:span text:style-name="T26"/></text:p>
      <text:p text:style-name="Standard" loext:marker-style-name="T26"><text:span text:style-name="T27">ventiladores, e assim vai. </text:span><text:span text:style-name="T26"/></text:p>
      <text:p text:style-name="Standard" loext:marker-style-name="T26"><text:span text:style-name="T27">O gerente de logística definiu que os produtos serão transportados por duas rotas distintas. Além </text:span><text:span text:style-name="T26"/></text:p>
      <text:p text:style-name="Standard" loext:marker-style-name="T26"><text:span text:style-name="T27">disso, a divisão dos produtos em cada uma das rotas será feita de acordo com as subcategorias (ou </text:span><text:span text:style-name="T26"/></text:p>
      <text:p text:style-name="Standard" loext:marker-style-name="T26"><text:span text:style-name="T27">seja, todos os produtos de uma mesma subcategoria serão transportados pela mesma rota): </text:span><text:span text:style-name="T26"/></text:p>
      <text:p text:style-name="Standard" loext:marker-style-name="T26"><text:span text:style-name="T27">Rota 1: As subcategorias que tiverem uma soma total menor que 1000 kg deverão ser </text:span><text:span text:style-name="T26"/></text:p>
      <text:p text:style-name="Standard" loext:marker-style-name="T26"><text:span text:style-name="T27">transportados pela Rota 1. </text:span><text:span text:style-name="T26"/></text:p>
      <text:p text:style-name="Standard" loext:marker-style-name="T26"><text:span text:style-name="T27">Rota <text:s/>2: <text:s/>As <text:s/>subcategorias <text:s/>que <text:s/>tiverem <text:s/>uma <text:s/>soma <text:s/>total <text:s/>maior <text:s/>ou <text:s/>igual <text:s/>a <text:s/>1000 <text:s/>kg <text:s/>deverão <text:s/>ser </text:span><text:span text:style-name="T26"/></text:p>
      <text:p text:style-name="Standard" loext:marker-style-name="T26"><text:span text:style-name="T27">transportados pela Rota 2. </text:span><text:span text:style-name="T26"/></text:p>
      <text:p text:style-name="Standard" loext:marker-style-name="T26"><text:span text:style-name="T27">Você deverá realizar uma consulta à tabela DimProduct e fazer essa divisão das subcategorias por </text:span><text:span text:style-name="T26"/></text:p>
      <text:p text:style-name="Standard" loext:marker-style-name="T26"><text:span text:style-name="T27">cada rota. Algumas dicas: </text:span><text:span text:style-name="T26"/></text:p>
      <text:p text:style-name="Standard" loext:marker-style-name="T26"><text:span text:style-name="T27">- Dica 1: A sua consulta deverá ter um total de 3 colunas: Nome da Subcategoria, Peso Total e Rota. </text:span><text:span text:style-name="T26"/></text:p>
      <text:p text:style-name="Standard" loext:marker-style-name="T26"><text:span text:style-name="T27">- <text:s/>Dica <text:s/>2: <text:s/>Como <text:s/>não <text:s/>se <text:s/>sabe <text:s/>quais <text:s/>produtos <text:s/>existem <text:s/>no <text:s/>depósito, <text:s/>apenas <text:s/>que <text:s/>existem <text:s/>100 </text:span><text:span text:style-name="T26"/></text:p>
      <text:p text:style-name="Standard" loext:marker-style-name="T26"><text:span text:style-name="T27">exemplares <text:s/>de <text:s/>cada <text:s/>subcategoria, <text:s/>você <text:s/>deverá <text:s/>descobrir <text:s/>o <text:s/>peso <text:s/>médio <text:s/>de <text:s/>cada <text:s/>subcategoria <text:s/>e </text:span><text:span text:style-name="T26"/></text:p>
      <text:p text:style-name="Standard" loext:marker-style-name="T26"><text:span text:style-name="T27">multiplicar essa média por 100, de forma que você descubra aproximadamente qual é o peso total </text:span><text:span text:style-name="T26"/></text:p>
      <text:p text:style-name="Standard" loext:marker-style-name="T26"><text:span text:style-name="T27">dos produtos por subcategoria. </text:span><text:span text:style-name="T26"/></text:p>
      <text:p text:style-name="Standard" loext:marker-style-name="T26"><text:span text:style-name="T27">- Dica 3: Sua resposta final deverá ter um JOIN e um GROUP BY.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30">SELECT</text:span><text:span text:style-name="T26"> </text:span><text:span text:style-name="T30">TOP</text:span><text:span text:style-name="T31">(</text:span><text:span text:style-name="T26">10</text:span><text:span text:style-name="T31">)</text:span><text:span text:style-name="T26"> </text:span><text:span text:style-name="T31">*</text:span><text:span text:style-name="T26"> </text:span><text:span text:style-name="T30">FROM</text:span><text:span text:style-name="T26"> DimProduct</text:span></text:p>
      <text:p text:style-name="P25" loext:marker-style-name="T26"/>
      <text:p text:style-name="Standard" loext:marker-style-name="T26"><text:span text:style-name="T30">SELECT</text:span><text:span text:style-name="T26"> </text:span></text:p>
      <text:p text:style-name="Standard" loext:marker-style-name="T26"><text:span text:style-name="T26"><text:tab/>ProductSubcategoryName </text:span><text:span text:style-name="T30">AS</text:span><text:span text:style-name="T26"> </text:span><text:span text:style-name="T32">'Nome SubCategoria'</text:span><text:span text:style-name="T31">,</text:span></text:p>
      <text:p text:style-name="Standard" loext:marker-style-name="T26"><text:span text:style-name="T26"><text:tab/></text:span><text:span text:style-name="T33">ROUND</text:span><text:span text:style-name="T31">(</text:span><text:span text:style-name="T33">AVG</text:span><text:span text:style-name="T31">(</text:span><text:span text:style-name="T30">Weight</text:span><text:span text:style-name="T31">)</text:span><text:span text:style-name="T26"> </text:span><text:span text:style-name="T31">*</text:span><text:span text:style-name="T26"> 100</text:span><text:span text:style-name="T31">,</text:span><text:span text:style-name="T26"> 2</text:span><text:span text:style-name="T31">)</text:span><text:span text:style-name="T26"> </text:span><text:span text:style-name="T30">AS</text:span><text:span text:style-name="T26"> </text:span><text:span text:style-name="T32">'Peso Total'</text:span><text:span text:style-name="T31">,</text:span><text:span text:style-name="T26"> </text:span></text:p>
      <text:p text:style-name="Standard" loext:marker-style-name="T26"><text:span text:style-name="T26"><text:tab/></text:span><text:span text:style-name="T30">CASE</text:span></text:p>
      <text:p text:style-name="Standard" loext:marker-style-name="T26"><text:span text:style-name="T26"><text:tab/><text:tab/></text:span><text:span text:style-name="T30">WHEN</text:span><text:span text:style-name="T26"> </text:span><text:span text:style-name="T33">ROUND</text:span><text:span text:style-name="T31">(</text:span><text:span text:style-name="T33">AVG</text:span><text:span text:style-name="T31">(</text:span><text:span text:style-name="T30">Weight</text:span><text:span text:style-name="T31">)</text:span><text:span text:style-name="T26"> </text:span><text:span text:style-name="T31">*</text:span><text:span text:style-name="T26"> 100</text:span><text:span text:style-name="T31">,</text:span><text:span text:style-name="T26">2</text:span><text:span text:style-name="T31">)</text:span><text:span text:style-name="T26"> </text:span><text:span text:style-name="T31">&gt;=</text:span><text:span text:style-name="T26"> 1000 </text:span><text:span text:style-name="T30">THEN</text:span><text:span text:style-name="T26"> </text:span><text:span text:style-name="T32">'Rota 2'</text:span><text:span text:style-name="T26"> </text:span></text:p>
      <text:p text:style-name="Standard" loext:marker-style-name="T26"><text:span text:style-name="T26"><text:tab/><text:tab/></text:span><text:span text:style-name="T30">ELSE</text:span><text:span text:style-name="T26"> </text:span><text:span text:style-name="T32">'Rota 1'</text:span><text:span text:style-name="T26"> </text:span></text:p>
      <text:p text:style-name="Standard" loext:marker-style-name="T26"><text:span text:style-name="T26"><text:tab/></text:span><text:span text:style-name="T30">END</text:span><text:span text:style-name="T26"> </text:span><text:span text:style-name="T30">AS</text:span><text:span text:style-name="T26"> </text:span><text:span text:style-name="T32">'Categoria'</text:span><text:span text:style-name="T26"> </text:span></text:p>
      <text:p text:style-name="Standard" loext:marker-style-name="T26"><text:span text:style-name="T30">FROM</text:span><text:span text:style-name="T26"> </text:span></text:p>
      <text:p text:style-name="Standard" loext:marker-style-name="T26"><text:span text:style-name="T26"><text:tab/>DimProduct</text:span><text:span text:style-name="T26"/></text:p>
      <text:p text:style-name="Standard" loext:marker-style-name="T26"><text:span text:style-name="T31">INNER</text:span><text:span text:style-name="T26"> </text:span><text:span text:style-name="T31">JOIN</text:span><text:span text:style-name="T26"> DimProductSubcategory </text:span></text:p>
      <text:p text:style-name="Standard" loext:marker-style-name="T26"><text:span text:style-name="T26"><text:tab/></text:span><text:span text:style-name="T30">ON</text:span><text:span text:style-name="T26"> DimProduct</text:span><text:span text:style-name="T31">.</text:span><text:span text:style-name="T26">ProductSubcategoryKey </text:span><text:span text:style-name="T31">=</text:span><text:span text:style-name="T26"> DimProductSubcategory</text:span><text:span text:style-name="T31">.</text:span><text:span text:style-name="T26">ProductSubcategoryKey </text:span></text:p>
      <text:p text:style-name="Standard" loext:marker-style-name="T26"><text:span text:style-name="T30">GROUP</text:span><text:span text:style-name="T26"> </text:span><text:span text:style-name="T30">BY</text:span><text:span text:style-name="T26"> ProductSubcategoryName</text:span></text:p>
      <text:p text:style-name="P25" loext:marker-style-name="T26"/>
      <text:p text:style-name="Standard" loext:marker-style-name="T26"><text:span text:style-name="T27">/* <text:s/></text:span><text:span text:style-name="T26"/></text:p>
      <text:p text:style-name="Standard" loext:marker-style-name="T26"><text:span text:style-name="T27">5. O setor de marketing está com algumas ideias de ações para alavancar as vendas em 2021. Uma </text:span><text:span text:style-name="T26"/></text:p>
      <text:p text:style-name="Standard" loext:marker-style-name="T26"><text:span text:style-name="T27">delas consiste em realizar sorteios entre os clientes da empresa. <text:s/></text:span><text:span text:style-name="T26"/></text:p>
      <text:p text:style-name="Standard" loext:marker-style-name="T26"><text:span text:style-name="T27">Este sorteio será dividido em categorias: </text:span><text:span text:style-name="T26"/></text:p>
      <text:p text:style-name="Standard" loext:marker-style-name="T26"><text:span text:style-name="T27">‘Sorteio Mãe do Ano’: Nessa categoria vão participar todas as mulheres com filhos. </text:span><text:span text:style-name="T26"/></text:p>
      <text:p text:style-name="Standard" loext:marker-style-name="T26"><text:span text:style-name="T27">‘Sorteio Pai do Ano’: Nessa categoria vão participar todos os pais com filhos. </text:span><text:span text:style-name="T26"/></text:p>
      <text:p text:style-name="Standard" loext:marker-style-name="T26"><text:soft-page-break/><text:span text:style-name="T27">‘Caminhão de Prêmios’: Nessa categoria vão participar todas os demais clientes (homens e </text:span><text:span text:style-name="T26"/></text:p>
      <text:p text:style-name="Standard" loext:marker-style-name="T26"><text:span text:style-name="T27">mulheres sem filhos). </text:span><text:span text:style-name="T26"/></text:p>
      <text:p text:style-name="Standard" loext:marker-style-name="T26"><text:span text:style-name="T27">Seu papel será realizar uma consulta à tabela DimCustomer e retornar 3 colunas: </text:span><text:span text:style-name="T26"/></text:p>
      <text:p text:style-name="Standard" loext:marker-style-name="T26"><text:span text:style-name="T27">- FirstName AS ‘Nome’ </text:span><text:span text:style-name="T26"/></text:p>
      <text:p text:style-name="Standard" loext:marker-style-name="T26"><text:span text:style-name="T27">- Gender AS ‘Sexo’ </text:span><text:span text:style-name="T26"/></text:p>
      <text:p text:style-name="Standard" loext:marker-style-name="T26"><text:span text:style-name="T27">- TotalChildren AS ‘Qtd. Filhos’ </text:span><text:span text:style-name="T26"/></text:p>
      <text:p text:style-name="Standard" loext:marker-style-name="T26"><text:span text:style-name="T27">- EmailAdress AS ‘E-mail’ </text:span><text:span text:style-name="T26"/></text:p>
      <text:p text:style-name="Standard" loext:marker-style-name="T26"><text:span text:style-name="T27">- <text:s/>Ação <text:s/>de <text:s/>Marketing: <text:s/>nessa <text:s/>coluna <text:s/>você <text:s/>deverá <text:s/>dividir <text:s/>os <text:s/>clientes <text:s/>de <text:s/>acordo <text:s/>com <text:s/>as <text:s/>categorias </text:span><text:span text:style-name="T26"/></text:p>
      <text:p text:style-name="Standard" loext:marker-style-name="T26"><text:span text:style-name="T27">‘Sorteio Mãe do Ano’, ‘Sorteio Pai do Ano’ e ‘Caminhão de Prêmios’. </text:span><text:span text:style-name="T26"/></text:p>
      <text:p text:style-name="Standard" loext:marker-style-name="T26"><text:span text:style-name="T27"><text:s/>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30">SELECT</text:span><text:span text:style-name="T26"> </text:span><text:span text:style-name="T31">*</text:span><text:span text:style-name="T26"> </text:span><text:span text:style-name="T30">FROM</text:span><text:span text:style-name="T26"> DimCustomer</text:span></text:p>
      <text:p text:style-name="P25" loext:marker-style-name="T26"/>
      <text:p text:style-name="Standard" loext:marker-style-name="T26"><text:span text:style-name="T30">SELECT</text:span><text:span text:style-name="T26"> </text:span></text:p>
      <text:p text:style-name="Standard" loext:marker-style-name="T26"><text:span text:style-name="T26"><text:tab/>FirstName </text:span><text:span text:style-name="T30">AS</text:span><text:span text:style-name="T26"> </text:span><text:span text:style-name="T32">'Nome'</text:span><text:span text:style-name="T31">,</text:span><text:span text:style-name="T26"> </text:span></text:p>
      <text:p text:style-name="Standard" loext:marker-style-name="T26"><text:span text:style-name="T26"><text:tab/>Gender </text:span><text:span text:style-name="T30">AS</text:span><text:span text:style-name="T26"> </text:span><text:span text:style-name="T32">'Sexo'</text:span><text:span text:style-name="T31">,</text:span><text:span text:style-name="T26"> </text:span></text:p>
      <text:p text:style-name="Standard" loext:marker-style-name="T26"><text:span text:style-name="T26"><text:tab/>TotalChildren </text:span><text:span text:style-name="T30">AS</text:span><text:span text:style-name="T26"> </text:span><text:span text:style-name="T32">'Qtd. Filhos'</text:span><text:span text:style-name="T31">,</text:span><text:span text:style-name="T26"> </text:span></text:p>
      <text:p text:style-name="Standard" loext:marker-style-name="T26"><text:span text:style-name="T26"><text:tab/>EmailAddress </text:span><text:span text:style-name="T30">AS</text:span><text:span text:style-name="T26"> </text:span><text:span text:style-name="T32">'E-mail'</text:span><text:span text:style-name="T31">,</text:span><text:span text:style-name="T26"> </text:span></text:p>
      <text:p text:style-name="Standard" loext:marker-style-name="T26"><text:span text:style-name="T26"><text:tab/></text:span><text:span text:style-name="T30">CASE</text:span></text:p>
      <text:p text:style-name="Standard" loext:marker-style-name="T26"><text:span text:style-name="T26"><text:tab/><text:tab/></text:span><text:span text:style-name="T30">WHEN</text:span><text:span text:style-name="T26"> Gender </text:span><text:span text:style-name="T31">=</text:span><text:span text:style-name="T26"> </text:span><text:span text:style-name="T32">'F'</text:span><text:span text:style-name="T26"> </text:span><text:span text:style-name="T31">AND</text:span><text:span text:style-name="T26"> TotalChildren </text:span><text:span text:style-name="T31">&gt;</text:span><text:span text:style-name="T26"> 0 </text:span><text:span text:style-name="T30">THEN</text:span><text:span text:style-name="T26"> </text:span><text:span text:style-name="T32">'Sorteio Mãe do Ano'</text:span><text:span text:style-name="T26"> </text:span></text:p>
      <text:p text:style-name="Standard" loext:marker-style-name="T26"><text:span text:style-name="T26"><text:tab/><text:tab/></text:span><text:span text:style-name="T30">WHEN</text:span><text:span text:style-name="T26"> Gender </text:span><text:span text:style-name="T31">=</text:span><text:span text:style-name="T26"> </text:span><text:span text:style-name="T32">'M'</text:span><text:span text:style-name="T26"> </text:span><text:span text:style-name="T31">AND</text:span><text:span text:style-name="T26"> TotalChildren </text:span><text:span text:style-name="T31">&gt;</text:span><text:span text:style-name="T26"> 0 </text:span><text:span text:style-name="T30">THEN</text:span><text:span text:style-name="T26"> </text:span><text:span text:style-name="T32">'Sorteio Pae do Ano'</text:span><text:span text:style-name="T26"> </text:span></text:p>
      <text:p text:style-name="Standard" loext:marker-style-name="T26"><text:span text:style-name="T26"><text:tab/><text:tab/></text:span><text:span text:style-name="T30">ELSE</text:span><text:span text:style-name="T26"> </text:span><text:span text:style-name="T32">'Sorteio caminhão de prêmios'</text:span><text:span text:style-name="T26"> </text:span></text:p>
      <text:p text:style-name="Standard" loext:marker-style-name="T26"><text:span text:style-name="T26"><text:tab/></text:span><text:span text:style-name="T30">END</text:span><text:span text:style-name="T26"> </text:span><text:span text:style-name="T30">AS</text:span><text:span text:style-name="T26"> </text:span><text:span text:style-name="T32">'Acao de Marketing'</text:span><text:span text:style-name="T26"> </text:span></text:p>
      <text:p text:style-name="Standard" loext:marker-style-name="T26"><text:span text:style-name="T30">FROM</text:span><text:span text:style-name="T26"> </text:span></text:p>
      <text:p text:style-name="Standard" loext:marker-style-name="T26"><text:span text:style-name="T26"><text:tab/>DimCustomer</text:span><text:span text:style-name="T26"/></text:p>
      <text:p text:style-name="P25" loext:marker-style-name="T26"/>
      <text:p text:style-name="Standard" loext:marker-style-name="T26"><text:span text:style-name="T27">/* <text:s/></text:span><text:span text:style-name="T26"/></text:p>
      <text:p text:style-name="Standard" loext:marker-style-name="T26"><text:span text:style-name="T27">6. Descubra qual é a loja que possui o maior tempo de atividade (em dias). Você deverá fazer essa </text:span><text:span text:style-name="T26"/></text:p>
      <text:p text:style-name="Standard" loext:marker-style-name="T26"><text:span text:style-name="T27">consulta na tabela DimStore, e considerar a coluna OpenDate como referência para esse cálculo. </text:span><text:span text:style-name="T26"/></text:p>
      <text:p text:style-name="Standard" loext:marker-style-name="T26"><text:span text:style-name="T27">Atenção: lembre-se que existem lojas que foram fechadas.</text:span><text:span text:style-name="T26"/></text:p>
      <text:p text:style-name="Standard" loext:marker-style-name="T26"><text:span text:style-name="T27">*/</text:span><text:span text:style-name="T26"/></text:p>
      <text:p text:style-name="Standard" loext:marker-style-name="T26"><text:span text:style-name="T30">SELECT</text:span><text:span text:style-name="T26"> </text:span><text:span text:style-name="T30">TOP</text:span><text:span text:style-name="T31">(</text:span><text:span text:style-name="T26">10</text:span><text:span text:style-name="T31">)</text:span><text:span text:style-name="T26"> </text:span><text:span text:style-name="T31">*</text:span><text:span text:style-name="T26"> </text:span><text:span text:style-name="T30">FROM</text:span><text:span text:style-name="T26"> DimStore</text:span></text:p>
      <text:p text:style-name="P25" loext:marker-style-name="T26"/>
      <text:p text:style-name="Standard" loext:marker-style-name="T26"><text:span text:style-name="T30">SELECT</text:span><text:span text:style-name="T26"> </text:span></text:p>
      <text:p text:style-name="Standard" loext:marker-style-name="T26"><text:span text:style-name="T26"><text:tab/>StoreName</text:span><text:span text:style-name="T31">,</text:span><text:span text:style-name="T26"> </text:span></text:p>
      <text:p text:style-name="Standard" loext:marker-style-name="T26"><text:span text:style-name="T26"><text:tab/>OpenDate</text:span><text:span text:style-name="T31">,</text:span><text:span text:style-name="T26"> </text:span></text:p>
      <text:p text:style-name="Standard" loext:marker-style-name="T26"><text:span text:style-name="T26"><text:tab/>CloseDate</text:span><text:span text:style-name="T31">,</text:span><text:span text:style-name="T26"> </text:span></text:p>
      <text:p text:style-name="Standard" loext:marker-style-name="T26"><text:span text:style-name="T26"><text:tab/></text:span><text:span text:style-name="T30">CASE</text:span><text:span text:style-name="T26"> </text:span></text:p>
      <text:p text:style-name="Standard" loext:marker-style-name="T26"><text:span text:style-name="T26"><text:tab/><text:tab/></text:span><text:span text:style-name="T30">WHEN</text:span><text:span text:style-name="T26"> CloseDate </text:span><text:span text:style-name="T31">IS</text:span><text:span text:style-name="T26"> </text:span><text:span text:style-name="T31">NULL</text:span><text:span text:style-name="T26"> </text:span><text:span text:style-name="T30">THEN</text:span><text:span text:style-name="T26"> </text:span><text:span text:style-name="T33">DateDIFF</text:span><text:span text:style-name="T31">(</text:span><text:span text:style-name="T33">DAY</text:span><text:span text:style-name="T31">,</text:span><text:span text:style-name="T26"> OpenDate</text:span><text:span text:style-name="T31">,</text:span><text:span text:style-name="T26"> </text:span><text:span text:style-name="T33">GETDATE</text:span><text:span text:style-name="T31">())</text:span><text:span text:style-name="T26"> </text:span></text:p>
      <text:p text:style-name="Standard" loext:marker-style-name="T26"><text:span text:style-name="T26"><text:tab/><text:tab/></text:span><text:span text:style-name="T30">ELSE</text:span><text:span text:style-name="T26"> </text:span><text:span text:style-name="T33">DateDIFF</text:span><text:span text:style-name="T31">(</text:span><text:span text:style-name="T33">DAY</text:span><text:span text:style-name="T31">,</text:span><text:span text:style-name="T26"> OpenDate</text:span><text:span text:style-name="T31">,</text:span><text:span text:style-name="T26"> CloseDate</text:span><text:span text:style-name="T31">)</text:span><text:span text:style-name="T26"> </text:span></text:p>
      <text:p text:style-name="Standard" loext:marker-style-name="T26"><text:span text:style-name="T26"><text:tab/></text:span><text:span text:style-name="T30">END</text:span><text:span text:style-name="T26"> </text:span><text:span text:style-name="T30">AS</text:span><text:span text:style-name="T26"> </text:span><text:span text:style-name="T32">'Dias de Atividade'</text:span><text:span text:style-name="T26"><text:tab/></text:span></text:p>
      <text:p text:style-name="Standard" loext:marker-style-name="T26"><text:span text:style-name="T30">FROM</text:span><text:span text:style-name="T26"> </text:span></text:p>
      <text:p text:style-name="Standard" loext:marker-style-name="T26"><text:span text:style-name="T26"><text:tab/>DimStore </text:span><text:span text:style-name="T26"/></text:p>
      <text:p text:style-name="P25" loext:marker-style-name="T26"/>
      <text:p text:style-name="P25" loext:marker-style-name="T26"/>
      <text:p text:style-name="P25" loext:marker-style-name="T26"/>
      <text:p text:style-name="P25" loext:marker-style-name="T26"/>
      <text:p text:style-name="P2" loext:marker-style-name="T1"/>
      <text:p text:style-name="P2" loext:marker-style-name="T1"><text:span text:style-name="T34"/></text:p>
      <text:p text:style-name="P2" loext:marker-style-name="T1"/>
      <text:p text:style-name="P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0T17:18:57.832544900</meta:creation-date>
    <dc:date>2025-06-17T16:46:05.373232100</dc:date>
    <meta:editing-duration>PT2H49M52S</meta:editing-duration>
    <meta:editing-cycles>18</meta:editing-cycles>
    <meta:generator>LibreOffice/25.2.4.3$Windows_X86_64 LibreOffice_project/33e196637044ead23f5c3226cde09b47731f7e27</meta:generator>
    <meta:document-statistic meta:table-count="0" meta:image-count="1" meta:object-count="0" meta:page-count="22" meta:paragraph-count="1065" meta:word-count="4931" meta:character-count="35414" meta:non-whitespace-character-count="30584"/>
  </office:meta>
</office:document-meta>
</file>